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2" svg:font-family="'Liberation San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61cm" fo:min-width="13.33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svg:stroke-opacity="100%" draw:fill-color="#ffffff" draw:textarea-horizontal-align="justify" draw:textarea-vertical-align="middle" draw:auto-grow-height="false" fo:min-height="0.275cm" fo:min-width="0.025cm" fo:padding-top="0.142cm" fo:padding-bottom="0.142cm" fo:padding-left="0.267cm" fo:padding-right="0.267cm" draw:shadow="hidden"/>
    </style:style>
    <style:style style:name="gr4" style:family="graphic" style:parent-style-name="standard">
      <style:graphic-properties svg:stroke-width="0.035cm" svg:stroke-color="#000000" draw:marker-start-width="0.252cm" draw:marker-end-width="0.252cm" svg:stroke-opacity="100%" draw:fill-color="#ffffff" draw:textarea-horizontal-align="justify" draw:textarea-vertical-align="middle" draw:auto-grow-height="false" fo:min-height="3.316cm" fo:min-width="2.74cm" fo:padding-top="0.142cm" fo:padding-bottom="0.142cm" fo:padding-left="0.267cm" fo:padding-right="0.267cm" draw:shadow="hidden"/>
    </style:style>
    <style:style style:name="gr5" style:family="graphic" style:parent-style-name="standard">
      <style:graphic-properties svg:stroke-width="0.035cm" svg:stroke-color="#000000" draw:marker-start-width="0.252cm" draw:marker-end-width="0.252cm" svg:stroke-opacity="100%" draw:fill-color="#ffffff" draw:textarea-horizontal-align="justify" draw:textarea-vertical-align="middle" draw:auto-grow-height="false" fo:min-height="0.503cm" fo:min-width="0.571cm" fo:padding-top="0.142cm" fo:padding-bottom="0.142cm" fo:padding-left="0.267cm" fo:padding-right="0.267cm" draw:shadow="hidden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1.78cm" draw:shadow="hidden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cm" fo:min-width="0cm" draw:shadow="hidden"/>
      <style:paragraph-properties style:writing-mode="lr-tb"/>
    </style:style>
    <style:style style:name="gr8" style:family="graphic" style:parent-style-name="objectwithoutfill">
      <style:graphic-properties svg:stroke-width="0.035cm" svg:stroke-color="#000000" draw:marker-start-width="0.252cm" draw:marker-end="Arrowheads_20_4" draw:marker-end-width="0.352cm" draw:fill="none" draw:textarea-vertical-align="middle" fo:padding-top="0.142cm" fo:padding-bottom="0.142cm" fo:padding-left="0.267cm" fo:padding-right="0.267cm" draw:shadow="hidden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0.991cm" fo:min-width="4.172cm" fo:padding-top="0.142cm" fo:padding-bottom="0.142cm" fo:padding-left="0.267cm" fo:padding-right="0.267cm" fo:wrap-option="no-wrap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0.957cm" fo:min-width="4.138cm" fo:padding-top="0.142cm" fo:padding-bottom="0.142cm" fo:padding-left="0.267cm" fo:padding-right="0.267cm" fo:wrap-option="no-wrap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49cm" fo:min-width="13.337cm"/>
      <style:paragraph-properties style:writing-mode="lr-tb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1.585cm" fo:min-width="4.138cm" fo:padding-top="0.142cm" fo:padding-bottom="0.142cm" fo:padding-left="0.267cm" fo:padding-right="0.267cm" fo:wrap-option="no-wrap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91cm" fo:min-width="0cm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svg:stroke-opacity="100%" draw:fill-color="#ffffff" draw:textarea-horizontal-align="justify" draw:textarea-vertical-align="middle" draw:auto-grow-height="false" fo:min-height="0.241cm" fo:min-width="0cm" fo:padding-top="0.142cm" fo:padding-bottom="0.142cm" fo:padding-left="0.267cm" fo:padding-right="0.267cm" draw:shadow="hidden"/>
    </style:style>
    <style:style style:name="gr15" style:family="graphic" style:parent-style-name="standard">
      <style:graphic-properties svg:stroke-width="0.035cm" svg:stroke-color="#000000" draw:marker-start-width="0.252cm" draw:marker-end-width="0.252cm" svg:stroke-opacity="100%" draw:fill-color="#ffffff" draw:textarea-horizontal-align="justify" draw:textarea-vertical-align="middle" draw:auto-grow-height="false" fo:min-height="3.316cm" fo:min-width="2.326cm" fo:padding-top="0.142cm" fo:padding-bottom="0.142cm" fo:padding-left="0.267cm" fo:padding-right="0.267cm" draw:shadow="hidden"/>
    </style:style>
    <style:style style:name="gr16" style:family="graphic" style:parent-style-name="standard">
      <style:graphic-properties draw:stroke="dash" draw:stroke-dash="Dot" svg:stroke-width="0.035cm" svg:stroke-color="#000000" draw:marker-start-width="0.252cm" draw:marker-end-width="0.252cm" draw:fill="solid" draw:fill-color="#dddddd" draw:auto-grow-height="true" draw:auto-grow-width="false" fo:max-height="0cm" fo:min-height="2.305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0.62cm" draw:shadow="hidden"/>
      <style:paragraph-properties style:writing-mode="lr-tb"/>
    </style:style>
    <style:style style:name="gr18" style:family="graphic" style:parent-style-name="standard">
      <style:graphic-properties svg:stroke-width="0.035cm" svg:stroke-color="#000000" draw:marker-start-width="0.252cm" draw:marker-end-width="0.252cm" svg:stroke-opacity="100%" draw:fill-color="#ffffff" draw:textarea-horizontal-align="justify" draw:textarea-vertical-align="middle" draw:auto-grow-height="false" fo:min-height="1.956cm" fo:min-width="2.326cm" fo:padding-top="0.142cm" fo:padding-bottom="0.142cm" fo:padding-left="0.267cm" fo:padding-right="0.267cm" draw:shadow="hidden"/>
    </style:style>
    <style:style style:name="gr19" style:family="graphic" style:parent-style-name="objectwithoutfill">
      <style:graphic-properties draw:stroke="dash" draw:stroke-dash="Dot" svg:stroke-width="0.035cm" svg:stroke-color="#b2b2b2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dash" draw:stroke-dash="Dot" svg:stroke-width="0.035cm" svg:stroke-color="#000000" draw:marker-start-width="0.252cm" draw:marker-end-width="0.252cm" draw:fill="solid" draw:fill-color="#dddddd" draw:auto-grow-height="true" draw:auto-grow-width="false" fo:max-height="0cm" fo:min-height="2.659cm" fo:padding-top="0.142cm" fo:padding-bottom="0.142cm" fo:padding-left="0.267cm" fo:padding-right="0.267cm"/>
      <style:paragraph-properties style:writing-mode="lr-tb"/>
    </style:style>
    <style:style style:name="gr21" style:family="graphic">
      <style:graphic-properties svg:stroke-width="0.053cm" svg:stroke-color="#000000" draw:marker-start-width="0.279cm" draw:marker-end-width="0.279cm" draw:fill="solid" draw:fill-color="#ffffff" fo:min-height="0cm" fo:min-width="0cm" fo:padding-top="0.026cm" fo:padding-bottom="0.026cm" fo:padding-left="0.026cm" fo:padding-right="0.026cm"/>
    </style:style>
    <style:style style:name="gr22" style:family="graphic" style:parent-style-name="standard">
      <style:graphic-properties draw:stroke="none" svg:stroke-color="#000000" draw:fill="solid" draw:fill-color="#ffffff" draw:auto-grow-height="true" draw:auto-grow-width="false" fo:max-height="0cm" fo:min-height="0.877cm"/>
      <style:paragraph-properties style:writing-mode="lr-tb"/>
    </style:style>
    <style:style style:name="gr23" style:family="graphic" style:parent-style-name="objectwithoutfill">
      <style:graphic-properties svg:stroke-width="0.053cm" svg:stroke-color="#000000" draw:marker-start-width="0.279cm" draw:marker-end-width="0.279cm" draw:fill="solid" draw:fill-color="#729fcf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color="#000000" draw:fill="solid" draw:fill-color="#ffffff" draw:auto-grow-height="true" draw:auto-grow-width="false" fo:max-height="0cm" fo:min-height="1.601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ffffff" draw:auto-grow-height="true" draw:auto-grow-width="false" fo:max-height="0cm" fo:min-height="4.001cm"/>
      <style:paragraph-properties style:writing-mode="lr-tb"/>
    </style:style>
    <style:style style:name="gr26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1.123cm" fo:min-width="2.995cm" fo:padding-top="0.142cm" fo:padding-bottom="0.142cm" fo:padding-left="0.267cm" fo:padding-right="0.267cm" fo:wrap-option="no-wrap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601cm"/>
      <style:paragraph-properties style:writing-mode="lr-tb"/>
    </style:style>
    <style:style style:name="gr28" style:family="graphic">
      <style:graphic-properties svg:stroke-width="0.053cm" svg:stroke-color="#000000" draw:marker-start-width="0.279cm" draw:marker-end-width="0.279cm" draw:fill="none" draw:fill-color="#ffffff" fo:min-height="0cm" fo:min-width="0cm" fo:padding-top="0.026cm" fo:padding-bottom="0.026cm" fo:padding-left="0.026cm" fo:padding-right="0.026cm"/>
    </style:style>
    <style:style style:name="gr29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2.268cm" fo:min-width="6.665cm" fo:padding-top="0.142cm" fo:padding-bottom="0.142cm" fo:padding-left="0.267cm" fo:padding-right="0.267cm" fo:wrap-option="no-wrap"/>
      <style:paragraph-properties style:writing-mode="lr-tb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1.052cm" fo:min-width="6.665cm" fo:padding-top="0.142cm" fo:padding-bottom="0.142cm" fo:padding-left="0.267cm" fo:padding-right="0.267cm" fo:wrap-option="no-wrap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2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1.874cm" fo:min-width="9.321cm" fo:padding-top="0.142cm" fo:padding-bottom="0.142cm" fo:padding-left="0.267cm" fo:padding-right="0.267cm" fo:wrap-option="no-wrap"/>
      <style:paragraph-properties style:writing-mode="lr-tb"/>
    </style:style>
    <style:style style:name="gr33" style:family="graphic" style:parent-style-name="standard">
      <style:graphic-properties svg:stroke-width="0.035cm" svg:stroke-color="#cccccc" draw:marker-start-width="0.252cm" draw:marker-end-width="0.252cm" svg:stroke-opacity="100%" draw:fill-color="#ffffff" draw:textarea-horizontal-align="justify" draw:textarea-vertical-align="middle" draw:auto-grow-height="false" fo:min-height="1.956cm" fo:min-width="2.326cm" fo:padding-top="0.142cm" fo:padding-bottom="0.142cm" fo:padding-left="0.267cm" fo:padding-right="0.267cm" draw:shadow="hidden"/>
    </style:style>
    <style:style style:name="gr34" style:family="graphic" style:parent-style-name="standard">
      <style:graphic-properties svg:stroke-width="0.035cm" svg:stroke-color="#b2b2b2" draw:marker-start-width="0.252cm" draw:marker-end-width="0.252cm" svg:stroke-opacity="100%" draw:fill-color="#ffffff" draw:textarea-horizontal-align="justify" draw:textarea-vertical-align="middle" draw:auto-grow-height="false" fo:min-height="0.503cm" fo:min-width="0.571cm" fo:padding-top="0.142cm" fo:padding-bottom="0.142cm" fo:padding-left="0.267cm" fo:padding-right="0.267cm" draw:shadow="hidden"/>
      <style:paragraph-properties style:writing-mode="lr-tb"/>
    </style:style>
    <style:style style:name="gr35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2.268cm" fo:min-width="5.308cm" fo:padding-top="0.142cm" fo:padding-bottom="0.142cm" fo:padding-left="0.267cm" fo:padding-right="0.267cm" fo:wrap-option="no-wrap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74cm" fo:min-width="0cm"/>
      <style:paragraph-properties style:writing-mode="lr-tb"/>
    </style:style>
    <style:style style:name="gr37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1.337cm" fo:min-width="5.308cm" fo:padding-top="0.142cm" fo:padding-bottom="0.142cm" fo:padding-left="0.267cm" fo:padding-right="0.267cm" fo:wrap-option="no-wrap"/>
      <style:paragraph-properties style:writing-mode="lr-tb"/>
    </style:style>
    <style:style style:name="gr38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2.268cm" fo:min-width="6.95cm" fo:padding-top="0.142cm" fo:padding-bottom="0.142cm" fo:padding-left="0.267cm" fo:padding-right="0.267cm" fo:wrap-option="no-wrap"/>
      <style:paragraph-properties style:writing-mode="lr-tb"/>
    </style:style>
    <style:style style:name="gr39" style:family="graphic" style:parent-style-name="standard">
      <style:graphic-properties draw:stroke="dash" draw:stroke-dash="Dot" svg:stroke-width="0.035cm" svg:stroke-color="#000000" draw:marker-start-width="0.252cm" draw:marker-end-width="0.252cm" draw:fill="solid" draw:fill-color="#dddddd" draw:auto-grow-height="true" draw:auto-grow-width="false" fo:max-height="0cm" fo:min-height="1.208cm" fo:padding-top="0.142cm" fo:padding-bottom="0.142cm" fo:padding-left="0.267cm" fo:padding-right="0.267cm"/>
      <style:paragraph-properties style:writing-mode="lr-tb"/>
    </style:style>
    <style:style style:name="gr40" style:family="graphic" style:parent-style-name="standard">
      <style:graphic-properties svg:stroke-width="0.035cm" svg:stroke-color="#000000" draw:marker-start-width="0.252cm" draw:marker-end-width="0.252cm" draw:fill-color="#ffffd7" draw:textarea-horizontal-align="justify" draw:textarea-vertical-align="middle" draw:auto-grow-height="false" fo:min-height="2.769cm" fo:min-width="6.95cm" fo:padding-top="0.142cm" fo:padding-bottom="0.142cm" fo:padding-left="0.267cm" fo:padding-right="0.267cm" fo:wrap-option="no-wrap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co1" style:family="table-column">
      <style:table-column-properties style:column-width="12.847cm" style:use-optimal-column-width="false"/>
    </style:style>
    <style:style style:name="co2" style:family="table-column">
      <style:table-column-properties style:column-width="10.822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-color="#ffffff" draw:textarea-vertical-align="middle"/>
      <style:paragraph-properties fo:border="0.03pt solid #000000"/>
      <style:text-properties style:font-name="Liberation Mono"/>
    </style:style>
    <style:style style:name="ce2" style:family="table-cell">
      <loext:graphic-properties draw:fill-color="#ffffff" draw:textarea-vertical-align="middle"/>
      <style:paragraph-properties fo:border="0.03pt solid #000000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style:writing-mode="lr-tb"/>
      <style:text-properties fo:font-size="40pt" style:font-size-asian="40pt" style:font-size-complex="40pt"/>
    </style:style>
    <style:style style:name="P5" style:family="paragraph">
      <loext:graphic-properties draw:fill="none" draw:fill-color="#ffffff"/>
      <style:paragraph-properties style:writing-mode="lr-tb"/>
      <style:text-properties style:font-name="Liberation Mono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center" style:writing-mode="lr-tb"/>
      <style:text-properties style:font-name="Liberation Mono" fo:font-size="14pt" style:font-size-asian="14pt" style:font-size-complex="14pt"/>
    </style:style>
    <style:style style:name="P8" style:family="paragraph">
      <loext:graphic-properties draw:fill-color="#ffffff"/>
      <style:paragraph-properties fo:text-align="center" style:writing-mode="lr-tb"/>
      <style:text-properties style:font-name="Liberation Mono" fo:font-size="14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-color="#ffffff"/>
      <style:paragraph-properties fo:text-align="center" style:writing-mode="lr-tb"/>
    </style:style>
    <style:style style:name="P11" style:family="paragraph">
      <loext:graphic-properties draw:fill="none" draw:fill-color="#ffffff"/>
      <style:paragraph-properties style:writing-mode="lr-tb"/>
      <style:text-properties style:font-name="Liberation Mono" fo:font-size="14pt" style:font-size-asian="14pt" style:font-size-complex="1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 style:writing-mode="lr-tb"/>
      <style:text-properties style:font-name="Liberation Sans" fo:font-size="14pt" style:font-size-asian="14pt" style:font-size-complex="14pt"/>
    </style:style>
    <style:style style:name="P14" style:family="paragraph">
      <loext:graphic-properties draw:fill-color="#ffffd7"/>
      <style:paragraph-properties fo:text-align="center" style:writing-mode="lr-tb"/>
      <style:text-properties style:font-name="Liberation Sans" fo:font-size="14pt" style:font-size-asian="14pt" style:font-size-complex="14pt"/>
    </style:style>
    <style:style style:name="P15" style:family="paragraph">
      <style:paragraph-properties fo:text-align="center" style:writing-mode="lr-tb"/>
      <style:text-properties style:font-name="Liberation Sans" fo:font-size="14pt" fo:font-style="normal" style:font-size-asian="14pt" style:font-style-asian="normal" style:font-size-complex="14pt" style:font-style-complex="normal"/>
    </style:style>
    <style:style style:name="P16" style:family="paragraph">
      <loext:graphic-properties draw:fill-color="#ffffd7"/>
      <style:paragraph-properties fo:text-align="center" style:writing-mode="lr-tb"/>
      <style:text-properties style:font-name="Liberation Sans" fo:font-size="14pt" fo:font-style="normal" style:font-size-asian="14pt" style:font-style-asian="normal" style:font-size-complex="14pt" style:font-style-complex="normal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style:text-properties fo:font-size="16pt" style:font-size-asian="16pt" style:font-size-complex="16pt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Mono" fo:font-size="16pt" style:font-size-asian="16pt" style:font-size-complex="16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2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22" style:family="paragraph">
      <style:text-properties fo:font-size="14pt"/>
    </style:style>
    <style:style style:name="P23" style:family="paragraph">
      <loext:graphic-properties draw:fill="solid" draw:fill-color="#dddddd"/>
      <style:text-properties fo:font-size="16pt" style:font-size-asian="16pt" style:font-size-complex="16pt"/>
    </style:style>
    <style:style style:name="P24" style:family="paragraph">
      <loext:graphic-properties draw:fill-color="#ffffff"/>
      <style:paragraph-properties style:writing-mode="lr-tb"/>
      <style:text-properties fo:font-size="20pt"/>
    </style:style>
    <style:style style:name="P25" style:family="paragraph">
      <loext:graphic-properties draw:fill="solid" draw:fill-color="#ffffff"/>
    </style:style>
    <style:style style:name="P26" style:family="paragraph">
      <loext:graphic-properties draw:fill="solid" draw:fill-color="#ffffff"/>
      <style:text-properties style:font-name="Liberation Mono" fo:font-size="22pt" style:font-size-asian="22pt" style:font-size-complex="22pt"/>
    </style:style>
    <style:style style:name="P27" style:family="paragraph">
      <loext:graphic-properties draw:fill="solid" draw:fill-color="#729fcf"/>
      <style:paragraph-properties fo:text-align="center"/>
    </style:style>
    <style:style style:name="P28" style:family="paragraph">
      <loext:graphic-properties draw:fill="solid" draw:fill-color="#ffffff"/>
      <style:text-properties style:font-name="Liberation Mono" fo:font-size="20pt" style:font-size-asian="20pt" style:font-size-complex="20pt"/>
    </style:style>
    <style:style style:name="P29" style:family="paragraph">
      <style:paragraph-properties fo:text-align="center"/>
    </style:style>
    <style:style style:name="P30" style:family="paragraph">
      <loext:graphic-properties draw:fill-color="#ffffd7"/>
      <style:paragraph-properties fo:text-align="center"/>
      <style:text-properties fo:font-size="16pt" style:font-size-asian="16pt" style:font-size-complex="16pt"/>
    </style:style>
    <style:style style:name="P31" style:family="paragraph">
      <loext:graphic-properties draw:fill="none" draw:fill-color="#ffffff"/>
      <style:text-properties style:font-name="Liberation Mono" fo:font-size="20pt" style:font-size-asian="20pt" style:font-size-complex="20pt"/>
    </style:style>
    <style:style style:name="P32" style:family="paragraph">
      <loext:graphic-properties draw:fill="none" draw:fill-color="#ffffff"/>
    </style:style>
    <style:style style:name="P33" style:family="paragraph">
      <style:text-properties style:font-name="Liberation Mono"/>
    </style:style>
    <style:style style:name="P34" style:family="paragraph">
      <loext:graphic-properties draw:fill="none" draw:fill-color="#ffffff"/>
      <style:text-properties style:font-name="Liberation Mono"/>
    </style:style>
    <style:style style:name="P35" style:family="paragraph">
      <style:paragraph-properties fo:text-align="center"/>
      <style:text-properties fo:font-style="normal" style:font-style-asian="normal" style:font-style-complex="normal"/>
    </style:style>
    <style:style style:name="P36" style:family="paragraph">
      <loext:graphic-properties draw:fill-color="#ffffd7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37" style:family="paragraph">
      <style:paragraph-properties fo:text-align="center"/>
      <style:text-properties fo:font-size="16pt" fo:font-style="normal" style:font-style-asian="normal" style:font-style-complex="normal"/>
    </style:style>
    <style:style style:name="P38" style:family="paragraph">
      <style:text-properties style:font-name="Liberation Mono" fo:font-size="18pt"/>
    </style:style>
    <style:style style:name="P39" style:family="paragraph">
      <loext:graphic-properties draw:fill="none" draw:fill-color="#ffffff"/>
      <style:text-properties style:font-name="Liberation Mono" fo:font-size="18pt"/>
    </style:style>
    <style:style style:name="P40" style:family="paragraph">
      <style:paragraph-properties fo:text-align="center" style:writing-mode="lr-tb"/>
      <style:text-properties fo:color="#b2b2b2" loext:opacity="100%" style:font-name="Liberation Mono" fo:font-size="14pt" style:font-size-asian="14pt" style:font-size-complex="14pt"/>
    </style:style>
    <style:style style:name="P41" style:family="paragraph">
      <loext:graphic-properties draw:fill-color="#ffffff"/>
      <style:paragraph-properties fo:text-align="center" style:writing-mode="lr-tb"/>
      <style:text-properties fo:color="#b2b2b2" loext:opacity="100%" style:font-name="Liberation Mono" fo:font-size="14pt" style:font-size-asian="14pt" style:font-size-complex="14pt"/>
    </style:style>
    <style:style style:name="P4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b2b2b2" loext:opacity="100%" fo:font-size="18pt"/>
    </style:style>
    <style:style style:name="P43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b2b2b2" loext:opacity="100%" fo:font-size="18pt"/>
    </style:style>
    <style:style style:name="P44" style:family="paragraph">
      <style:text-properties fo:color="#b2b2b2" loext:opacity="100%" fo:font-size="14pt"/>
    </style:style>
    <style:style style:name="P45" style:family="paragraph">
      <loext:graphic-properties draw:fill="none" draw:fill-color="#ffffff"/>
      <style:paragraph-properties style:writing-mode="lr-tb"/>
      <style:text-properties fo:color="#b2b2b2" loext:opacity="100%" style:font-name="Liberation Mono" fo:font-size="14pt" style:font-size-asian="14pt" style:font-size-complex="14pt"/>
    </style:style>
    <style:style style:name="P46" style:family="paragraph">
      <style:paragraph-properties style:writing-mode="lr-tb"/>
      <style:text-properties style:font-name="Liberation Mono"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style:text-position="super 58%" fo:font-size="36pt" style:font-size-asian="36pt" style:font-size-complex="36pt"/>
    </style:style>
    <style:style style:name="T3" style:family="text">
      <style:text-properties style:font-name="Liberation Sans2" style:font-name-asian="Liberation Sans2" style:font-name-complex="Liberation Sans2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style:font-name="Liberation Mono" fo:font-size="40pt" style:font-size-asian="40pt" style:font-size-complex="40pt"/>
    </style:style>
    <style:style style:name="T6" style:family="text">
      <style:text-properties style:font-name="Liberation Mono"/>
    </style:style>
    <style:style style:name="T7" style:family="text">
      <style:text-properties style:font-name="Liberation Mono" fo:font-size="14pt" style:font-size-asian="14pt" style:font-size-complex="14pt"/>
    </style:style>
    <style:style style:name="T8" style:family="text">
      <style:text-properties style:font-name="Liberation Sans" fo:font-size="14pt" style:font-size-asian="14pt" style:font-size-complex="14pt"/>
    </style:style>
    <style:style style:name="T9" style:family="text">
      <style:text-properties style:font-name="Liberation Sans" fo:font-size="14pt" fo:font-style="italic" style:font-size-asian="14pt" style:font-style-asian="italic" style:font-size-complex="14pt" style:font-style-complex="italic"/>
    </style:style>
    <style:style style:name="T10" style:family="text">
      <style:text-properties style:font-name="Liberation Sans" fo:font-size="14pt" fo:font-style="normal" style:font-size-asian="14pt" style:font-style-asian="normal" style:font-size-complex="14pt" style:font-style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font-name="Liberation Sans"/>
    </style:style>
    <style:style style:name="T13" style:family="text">
      <style:text-properties style:font-name="Liberation Sans" fo:font-style="italic" style:font-style-asian="italic" style:font-style-complex="italic"/>
    </style:style>
    <style:style style:name="T14" style:family="text">
      <style:text-properties style:font-name="Liberation Mono" fo:font-size="16pt" style:font-size-asian="16pt" style:font-size-complex="16pt"/>
    </style:style>
    <style:style style:name="T15" style:family="text">
      <style:text-properties style:font-name="Liberation Mono" fo:font-size="16pt" fo:background-color="#ffff00" style:font-size-asian="16pt" style:font-size-complex="16pt"/>
    </style:style>
    <style:style style:name="T16" style:family="text">
      <style:text-properties style:font-name="Liberation Mono" fo:font-size="16pt" fo:font-style="normal" style:font-size-asian="16pt" style:font-style-asian="normal" style:font-size-complex="16pt" style:font-style-complex="normal"/>
    </style:style>
    <style:style style:name="T17" style:family="text">
      <style:text-properties fo:font-size="16pt" fo:font-style="normal" style:font-size-asian="16pt" style:font-style-asian="normal" style:font-size-complex="16pt" style:font-style-complex="normal"/>
    </style:style>
    <style:style style:name="T18" style:family="text">
      <style:text-properties fo:font-size="16pt" fo:font-style="italic" style:font-size-asian="16pt" style:font-style-asian="italic" style:font-size-complex="16pt" style:font-style-complex="italic"/>
    </style:style>
    <style:style style:name="T19" style:family="text">
      <style:text-properties style:font-name="Liberation Mono" fo:font-size="16pt" fo:background-color="#ffffff" style:font-size-asian="16pt" style:font-size-complex="16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style:font-name="Liberation Mono" fo:font-size="16pt" fo:background-color="#ffffd7" style:font-size-asian="16pt" style:font-size-complex="16pt"/>
    </style:style>
    <style:style style:name="T22" style:family="text">
      <style:text-properties style:font-name="Liberation Sans" fo:font-size="16pt" style:font-size-asian="16pt" style:font-size-complex="16pt"/>
    </style:style>
    <style:style style:name="T23" style:family="text">
      <style:text-properties style:font-name="Liberation Mono" fo:font-size="22pt" style:font-size-asian="22pt" style:font-size-complex="22pt"/>
    </style:style>
    <style:style style:name="T24" style:family="text">
      <style:text-properties style:font-name="Liberation Mono" fo:font-size="20pt" style:font-size-asian="20pt" style:font-size-complex="20pt"/>
    </style:style>
    <style:style style:name="T25" style:family="text">
      <style:text-properties fo:font-size="12pt" fo:font-style="italic" style:font-size-asian="12pt" style:font-style-asian="italic" style:font-size-complex="12pt" style:font-style-complex="italic"/>
    </style:style>
    <style:style style:name="T26" style:family="text">
      <style:text-properties style:font-name="Liberation Mono" fo:background-color="#ffff00"/>
    </style:style>
    <style:style style:name="T27" style:family="text">
      <style:text-properties style:font-name="Liberation Mono" fo:background-color="transparent"/>
    </style:style>
    <style:style style:name="T28" style:family="text">
      <style:text-properties style:font-name="Liberation Mono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9" style:family="text">
      <style:text-properties style:font-name="Liberation Mono" fo:font-size="16pt" fo:background-color="transparent" style:font-size-asian="16pt" style:font-size-complex="16pt"/>
    </style:style>
    <style:style style:name="T30" style:family="text">
      <style:text-properties fo:color="#b2b2b2" loext:opacity="100%" style:font-name="Liberation Mono" fo:font-size="14pt" style:font-size-asian="14pt" style:font-size-complex="14pt"/>
    </style:style>
    <style:style style:name="T31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style:font-name="Liberation Mono" fo:font-size="36pt" style:font-size-asian="36pt" style:font-size-complex="36pt"/>
    </style:style>
    <style:style style:name="T33" style:family="text">
      <style:text-properties style:font-name="Liberation Sans" fo:font-size="36pt" style:font-size-asian="36pt" style:font-size-complex="36pt"/>
    </style:style>
    <style:style style:name="T34" style:family="text">
      <style:text-properties style:use-window-font-color="true" loext:opacity="0%" style:font-name="Liberation Sans1" fo:font-size="18pt" style:letter-kerning="true" style:font-name-asian="Noto Sans CJK SC" style:font-size-asian="18pt" style:font-name-complex="Noto Sans Devanagari" style:font-size-complex="18pt"/>
    </style:style>
    <style:style style:name="T35" style:family="text">
      <style:text-properties style:use-window-font-color="true" loext:opacity="0%" style:font-name="Liberation Mono" fo:font-size="18pt" style:letter-kerning="true" style:font-name-asian="Noto Sans CJK SC" style:font-size-asian="18pt" style:font-name-complex="Noto Sans Devanagari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Think Java 2</text:span><text:span text:style-name="T2">nd</text:span><text:span text:style-name="T1"> Edition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Chapter 10<text:span text:style-name="T3">—Mutable Object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The </text:span><text:span text:style-name="T5">Point</text:span><text:span text:style-name="T4"> Object</text:span></text:p>
          </draw:text-box>
        </draw:frame>
        <draw:frame draw:style-name="gr2" draw:text-style-name="P5" draw:layer="layout" svg:width="13.837cm" svg:height="2.411cm" svg:x="2.039cm" svg:y="4.576cm">
          <draw:text-box>
            <text:p xml:id="id1" text:id="id1"><text:span text:style-name="T6">import java.awt.Point;</text:span></text:p>
            <text:p><text:span text:style-name="T6"/></text:p>
            <text:p xml:id="id2" text:id="id2"><text:span text:style-name="T6">Point coord1 = new Point(3, 5);</text:span></text:p>
          </draw:text-box>
        </draw:frame>
        <draw:custom-shape draw:style-name="gr3" draw:text-style-name="P6" xml:id="id3" draw:id="id3" draw:layer="layout" svg:width="0.525cm" svg:height="0.525cm" svg:x="19.609cm" svg:y="4.5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xml:id="id4" draw:id="id4" draw:layer="layout" svg:width="3.274cm" svg:height="3.6cm" svg:x="21.945cm" svg:y="5.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5" draw:id="id5" draw:layer="layout" svg:width="1.105cm" svg:height="0.787cm" svg:x="23.709cm" svg:y="5.649cm">
          <text:p text:style-name="P7"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xml:id="id6" draw:id="id6" draw:layer="layout" svg:width="1.105cm" svg:height="0.787cm" svg:x="23.709cm" svg:y="7.349cm">
          <text:p text:style-name="P9"><text:span text:style-name="T7">5</text:span></text:p>
          <draw:enhanced-geometry svg:viewBox="0 0 21600 21600" draw:type="rectangle" draw:enhanced-path="M 0 0 L 21600 0 21600 21600 0 21600 0 0 Z N"/>
        </draw:custom-shape>
        <draw:frame draw:style-name="gr6" draw:text-style-name="P11" xml:id="id7" draw:id="id7" draw:layer="layout" svg:width="2.28cm" svg:height="0.81cm" svg:x="18.688cm" svg:y="3.48cm">
          <draw:text-box>
            <text:p><text:span text:style-name="T7">coord1</text:span></text:p>
          </draw:text-box>
        </draw:frame>
        <draw:frame draw:style-name="gr7" draw:text-style-name="P11" xml:id="id8" draw:id="id8" draw:layer="layout" svg:width="1.284cm" svg:height="0.81cm" svg:x="22.216cm" svg:y="5.654cm">
          <draw:text-box>
            <text:p><text:span text:style-name="T7">x</text:span></text:p>
          </draw:text-box>
        </draw:frame>
        <draw:frame draw:style-name="gr7" draw:text-style-name="P11" xml:id="id9" draw:id="id9" draw:layer="layout" svg:width="1.284cm" svg:height="0.81cm" svg:x="22.216cm" svg:y="7.454cm">
          <draw:text-box>
            <text:p><text:span text:style-name="T7">y</text:span></text:p>
          </draw:text-box>
        </draw:frame>
        <draw:polyline draw:style-name="gr8" draw:text-style-name="P12" xml:id="id10" draw:id="id10" draw:layer="layout" svg:width="1.81cm" svg:height="1.978cm" svg:x="20.134cm" svg:y="4.791cm" svg:viewBox="0 0 1811 1979" draw:points="0,0 1811,1979">
          <text:p/>
        </draw:polyline>
        <draw:custom-shape draw:style-name="gr9" draw:text-style-name="P14" xml:id="id12" draw:id="id12" draw:layer="layout" svg:width="4.671cm" svg:height="1.24cm" svg:x="16.829cm" svg:y="7.723cm">
          <text:p text:style-name="P13"><text:span text:style-name="T8">x and y are</text:span></text:p>
          <text:p text:style-name="P13"><text:span text:style-name="T9">attributes</text:span></text:p>
          <draw:enhanced-geometry svg:viewBox="0 0 21600 21600" draw:glue-points="10800 0 0 10800 10800 21600 21600 10800 ?f40 ?f41" draw:text-areas="0 0 21600 21600" draw:type="rectangular-callout" draw:modifiers="26449.8287671233 -19076.22884770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6" xml:id="id11" draw:id="id11" draw:layer="layout" svg:width="4.671cm" svg:height="1.24cm" svg:x="21.287cm" svg:y="2.017cm">
          <text:p text:style-name="P15"><text:span text:style-name="T10">reference to the</text:span></text:p>
          <text:p text:style-name="P15"><text:span text:style-name="T10">object </text:span><text:span text:style-name="T9">instance</text:span></text:p>
          <draw:enhanced-geometry svg:viewBox="0 0 21600 21600" draw:glue-points="10800 0 0 10800 10800 21600 21600 10800 ?f40 ?f41" draw:text-areas="0 0 21600 21600" draw:type="rectangular-callout" draw:modifiers="-3416.6095890411 44139.88718775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5" draw:layer="layout" svg:width="13.837cm" svg:height="1.299cm" svg:x="2.04cm" svg:y="7.377cm">
          <draw:text-box>
            <text:p xml:id="id13" text:id="id13"><text:span text:style-name="T6">int xPos = coord1.x;</text:span></text:p>
          </draw:text-box>
        </draw:frame>
        <draw:custom-shape draw:style-name="gr12" draw:text-style-name="P16" xml:id="id14" draw:id="id14" draw:layer="layout" svg:width="4.671cm" svg:height="1.868cm" svg:x="4.029cm" svg:y="9.335cm">
          <text:p text:style-name="P15"><text:span text:style-name="T10">dot notation allows</text:span></text:p>
          <text:p text:style-name="P15"><text:span text:style-name="T10">you to access an</text:span></text:p>
          <text:p text:style-name="P15"><text:span text:style-name="T10">attribute’s value.</text:span></text:p>
          <draw:enhanced-geometry svg:viewBox="0 0 21600 21600" draw:glue-points="10800 0 0 10800 10800 21600 21600 10800 ?f40 ?f41" draw:text-areas="0 0 21600 21600" draw:type="rectangular-callout" draw:modifiers="22922.2602739726 -12296.62921348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Dot notation</text:span></text:p>
          </draw:text-box>
        </draw:frame>
        <draw:frame draw:style-name="gr11" draw:text-style-name="P5" draw:layer="layout" svg:width="13.837cm" svg:height="1.299cm" svg:x="1.969cm" svg:y="3.945cm">
          <draw:text-box>
            <text:p xml:id="id15" text:id="id15"><text:span text:style-name="T6">int x = coord1.x;</text:span></text:p>
          </draw:text-box>
        </draw:frame>
        <draw:frame draw:style-name="gr13" draw:text-style-name="P17" draw:layer="layout" svg:width="17.523cm" svg:height="4.741cm" svg:x="6.221cm" svg:y="6.102cm">
          <draw:text-box>
            <text:list text:style-name="L1">
              <text:list-item>
                <text:p xml:id="id16" text:id="id16">Read right to left: the <text:span text:style-name="T6">x</text:span> attribute <text:span text:style-name="T11">belonging to</text:span> <text:span text:style-name="T6">coord1</text:span></text:p>
              </text:list-item>
              <text:list-item>
                <text:p xml:id="id17" text:id="id17"><text:span text:style-name="T12">Read left to right: </text:span><text:span text:style-name="T6">coord1</text:span><text:span text:style-name="T12">, </text:span><text:span text:style-name="T13">which contains</text:span><text:span text:style-name="T12"> attribute </text:span><text:span text:style-name="T6">x</text:span></text:p>
              </text:list-item>
              <text:list-item>
                <text:p xml:id="id18" text:id="id18"><text:span text:style-name="T12">The dot notation unambiguously tells you that the x on the right side of the = belongs to </text:span><text:span text:style-name="T6">coord1</text:span><text:span text:style-name="T12">; the </text:span><text:span text:style-name="T6">x</text:span><text:span text:style-name="T12"> on the left side is a separate variable, not part of the </text:span><text:span text:style-name="T6">coord1</text:span><text:span text:style-name="T12"> instanc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Passing Objects to Methods (1)</text:span></text:p>
          </draw:text-box>
        </draw:frame>
        <draw:frame draw:style-name="gr2" draw:text-style-name="P19" draw:layer="layout" svg:width="19.467cm" svg:height="7.919cm" svg:x="0.513cm" svg:y="3.694cm">
          <draw:text-box>
            <text:p text:style-name="P18"><text:span text:style-name="T14">public static void main(String[] args) {</text:span></text:p>
            <text:p text:style-name="P18"><text:span text:style-name="T14"><text:s text:c="3"/></text:span><text:span text:style-name="T15">Point coord1 = new Point(3, 5);</text:span></text:p>
            <text:p text:style-name="P18"><text:span text:style-name="T14"><text:s text:c="3"/></text:span><text:span text:style-name="T14">movePoint(coord1, 6, 2);</text:span></text:p>
            <text:p text:style-name="P18"><text:span text:style-name="T14">}</text:span></text:p>
            <text:p text:style-name="P18"><text:span text:style-name="T14"/></text:p>
            <text:p text:style-name="P18"><text:span text:style-name="T14">public static void movePoint(point pt, int dX, int dY) {</text:span></text:p>
            <text:p text:style-name="P18"><text:span text:style-name="T14"><text:s text:c="4"/></text:span><text:span text:style-name="T14">pt.x += dX;</text:span></text:p>
            <text:p text:style-name="P18"><text:span text:style-name="T14"><text:s text:c="4"/></text:span><text:span text:style-name="T14">pt.y += dY;</text:span></text:p>
            <text:p text:style-name="P18"><text:span text:style-name="T14">}</text:span></text:p>
            <text:p text:style-name="P18"><text:span text:style-name="T14"><text:tab/></text:span></text:p>
            <text:p text:style-name="P18"><text:span text:style-name="T14"/></text:p>
            <text:p text:style-name="P18"><text:span text:style-name="T14"/></text:p>
          </draw:text-box>
        </draw:frame>
        <draw:custom-shape draw:style-name="gr14" draw:text-style-name="P6" draw:layer="layout" svg:width="0.525cm" svg:height="0.525cm" svg:x="25.854cm" svg:y="3.88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2.86cm" svg:height="3.6cm" svg:x="22.359cm" svg:y="5.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05cm" svg:height="0.787cm" svg:x="23.709cm" svg:y="5.649cm">
          <text:p text:style-name="P7"><text:span text:style-name="T7">3</text:span></text:p>
          <draw:enhanced-geometry svg:viewBox="0 0 21600 21600" draw:type="rectangle" draw:enhanced-path="M 0 0 L 21600 0 21600 21600 0 21600 0 0 Z N"/>
        </draw:custom-shape>
        <draw:custom-shape draw:style-name="gr5" draw:text-style-name="P21" draw:layer="layout" svg:width="1.105cm" svg:height="0.787cm" svg:x="23.709cm" svg:y="7.349cm">
          <text:p text:style-name="P20"><text:span text:style-name="T7">5</text:span>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28cm" svg:height="0.81cm" svg:x="24.933cm" svg:y="2.86cm">
          <draw:text-box>
            <text:p text:style-name="P22"><text:span text:style-name="T7">coord1</text:span></text:p>
          </draw:text-box>
        </draw:frame>
        <draw:frame draw:style-name="gr7" draw:text-style-name="P11" draw:layer="layout" svg:width="0.81cm" svg:height="0.81cm" svg:x="22.616cm" svg:y="5.654cm">
          <draw:text-box>
            <text:p text:style-name="P22"><text:span text:style-name="T7">x</text:span></text:p>
          </draw:text-box>
        </draw:frame>
        <draw:frame draw:style-name="gr7" draw:text-style-name="P11" draw:layer="layout" svg:width="0.832cm" svg:height="0.81cm" svg:x="22.668cm" svg:y="7.454cm">
          <draw:text-box>
            <text:p text:style-name="P22"><text:span text:style-name="T7">y</text:span></text:p>
          </draw:text-box>
        </draw:frame>
        <draw:line draw:style-name="gr8" draw:text-style-name="P12" draw:layer="layout" svg:x1="26.077cm" svg:y1="4.41cm" svg:x2="25.219cm" svg:y2="5.625cm">
          <text:p/>
        </draw:line>
        <draw:frame draw:style-name="gr16" draw:text-style-name="P23" draw:layer="layout" svg:width="6.555cm" svg:height="2.589cm" svg:x="20.572cm" svg:y="10.975cm">
          <draw:text-box>
            <text:p text:style-name="P18"><text:span text:style-name="T16">coord1</text:span><text:span text:style-name="T17"> refers to an object on the </text:span><text:span text:style-name="T18">heap</text:span><text:span text:style-name="T17">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Passing Objects to Methods (2)</text:span></text:p>
          </draw:text-box>
        </draw:frame>
        <draw:frame draw:style-name="gr2" draw:text-style-name="P19" draw:layer="layout" svg:width="19.467cm" svg:height="7.919cm" svg:x="0.513cm" svg:y="3.694cm">
          <draw:text-box>
            <text:p text:style-name="P18"><text:span text:style-name="T14">public static void main(String[] args) {</text:span></text:p>
            <text:p text:style-name="P18"><text:span text:style-name="T14"><text:s text:c="3"/></text:span><text:span text:style-name="T19">Point coord1 = new Point(3, 5);</text:span></text:p>
            <text:p text:style-name="P18"><text:span text:style-name="T14"><text:s text:c="3"/></text:span><text:span text:style-name="T14">movePoint(coord1, 6, 2);</text:span></text:p>
            <text:p text:style-name="P18"><text:span text:style-name="T14">}</text:span></text:p>
            <text:p text:style-name="P18"><text:span text:style-name="T14"/></text:p>
            <text:p text:style-name="P18"><text:span text:style-name="T14">public static void movePoint(</text:span><text:span text:style-name="T15">point pt,</text:span><text:span text:style-name="T14"> int dX, int dY) {</text:span></text:p>
            <text:p text:style-name="P18"><text:span text:style-name="T14"><text:s text:c="4"/></text:span><text:span text:style-name="T19">pt.x += dX;</text:span></text:p>
            <text:p text:style-name="P18"><text:span text:style-name="T14"><text:s text:c="4"/></text:span><text:span text:style-name="T14">pt.y += dY;</text:span></text:p>
            <text:p text:style-name="P18"><text:span text:style-name="T14">}</text:span></text:p>
            <text:p text:style-name="P18"><text:span text:style-name="T14"><text:tab/></text:span></text:p>
            <text:p text:style-name="P18"><text:span text:style-name="T14"/></text:p>
            <text:p text:style-name="P18"><text:span text:style-name="T14"/></text:p>
          </draw:text-box>
        </draw:frame>
        <draw:custom-shape draw:style-name="gr14" draw:text-style-name="P6" draw:layer="layout" svg:width="0.525cm" svg:height="0.525cm" svg:x="25.854cm" svg:y="3.88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2.86cm" svg:height="3.6cm" svg:x="22.359cm" svg:y="5.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05cm" svg:height="0.787cm" svg:x="23.709cm" svg:y="5.649cm">
          <text:p text:style-name="P7"><text:span text:style-name="T7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1" draw:layer="layout" svg:width="1.105cm" svg:height="0.787cm" svg:x="23.709cm" svg:y="7.349cm">
          <text:p text:style-name="P20"><text:span text:style-name="T7">5</text:span>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28cm" svg:height="0.81cm" svg:x="24.933cm" svg:y="3.16cm">
          <draw:text-box>
            <text:p text:style-name="P22"><text:span text:style-name="T7">coord1</text:span></text:p>
          </draw:text-box>
        </draw:frame>
        <draw:frame draw:style-name="gr7" draw:text-style-name="P11" draw:layer="layout" svg:width="0.81cm" svg:height="0.81cm" svg:x="22.616cm" svg:y="5.654cm">
          <draw:text-box>
            <text:p text:style-name="P22"><text:span text:style-name="T7">x</text:span></text:p>
          </draw:text-box>
        </draw:frame>
        <draw:frame draw:style-name="gr7" draw:text-style-name="P11" draw:layer="layout" svg:width="0.832cm" svg:height="0.81cm" svg:x="22.668cm" svg:y="7.454cm">
          <draw:text-box>
            <text:p text:style-name="P22"><text:span text:style-name="T7">y</text:span></text:p>
          </draw:text-box>
        </draw:frame>
        <draw:line draw:style-name="gr8" draw:text-style-name="P12" draw:layer="layout" svg:x1="26.077cm" svg:y1="4.41cm" svg:x2="25.219cm" svg:y2="5.625cm">
          <text:p/>
        </draw:line>
        <draw:custom-shape draw:style-name="gr14" draw:text-style-name="P6" draw:layer="layout" svg:width="0.525cm" svg:height="0.525cm" svg:x="20.586cm" svg:y="8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1" draw:layer="layout" svg:width="1.12cm" svg:height="0.81cm" svg:x="20.261cm" svg:y="9.381cm">
          <draw:text-box>
            <text:p text:style-name="P22"><text:span text:style-name="T7">pt</text:span></text:p>
          </draw:text-box>
        </draw:frame>
        <draw:line draw:style-name="gr8" draw:text-style-name="P12" draw:layer="layout" svg:x1="21.111cm" svg:y1="8.796cm" svg:x2="22.359cm" svg:y2="7.485cm">
          <text:p/>
        </draw:line>
        <draw:frame draw:style-name="gr16" draw:text-style-name="P23" draw:layer="layout" svg:width="6.555cm" svg:height="2.893cm" svg:x="20.571cm" svg:y="10.974cm">
          <draw:text-box>
            <text:p text:style-name="P18"><text:span text:style-name="T20">The parameter </text:span><text:span text:style-name="T14">pt</text:span><text:span text:style-name="T20"> gets a <text:s/></text:span><text:span text:style-name="T18">copy</text:span><text:span text:style-name="T17"> of the argument </text:span><text:span text:style-name="T16">coord1</text:span><text:span text:style-name="T17"> and refers to the same object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Passing Objects to Methods (3)</text:span></text:p>
          </draw:text-box>
        </draw:frame>
        <draw:frame draw:style-name="gr2" draw:text-style-name="P19" draw:layer="layout" svg:width="19.467cm" svg:height="7.919cm" svg:x="0.513cm" svg:y="3.694cm">
          <draw:text-box>
            <text:p text:style-name="P18"><text:span text:style-name="T14">public static void main(String[] args) {</text:span></text:p>
            <text:p text:style-name="P18"><text:span text:style-name="T14"><text:s text:c="3"/></text:span><text:span text:style-name="T19">Point coord1 = new Point(3, 5);</text:span></text:p>
            <text:p text:style-name="P18"><text:span text:style-name="T14"><text:s text:c="3"/></text:span><text:span text:style-name="T14">movePoint(coord1, 6, 2);</text:span></text:p>
            <text:p text:style-name="P18"><text:span text:style-name="T14">}</text:span></text:p>
            <text:p text:style-name="P18"><text:span text:style-name="T14"/></text:p>
            <text:p text:style-name="P18"><text:span text:style-name="T14">public static void movePoint(</text:span><text:span text:style-name="T19">point pt</text:span><text:span text:style-name="T14">, int dX, int dY) {</text:span></text:p>
            <text:p text:style-name="P18"><text:span text:style-name="T14"><text:s text:c="4"/></text:span><text:span text:style-name="T15">pt.x += dX;</text:span></text:p>
            <text:p text:style-name="P18"><text:span text:style-name="T14"><text:s text:c="4"/></text:span><text:span text:style-name="T15">pt.y += dY;</text:span></text:p>
            <text:p text:style-name="P18"><text:span text:style-name="T14">}</text:span></text:p>
            <text:p text:style-name="P18"><text:span text:style-name="T14"><text:tab/></text:span></text:p>
            <text:p text:style-name="P18"><text:span text:style-name="T14"/></text:p>
            <text:p text:style-name="P18"><text:span text:style-name="T14"/></text:p>
          </draw:text-box>
        </draw:frame>
        <draw:custom-shape draw:style-name="gr14" draw:text-style-name="P6" draw:layer="layout" svg:width="0.525cm" svg:height="0.525cm" svg:x="25.854cm" svg:y="3.88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2.86cm" svg:height="3.6cm" svg:x="22.359cm" svg:y="5.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05cm" svg:height="0.787cm" svg:x="23.709cm" svg:y="5.649cm">
          <text:p text:style-name="P7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1" draw:layer="layout" svg:width="1.105cm" svg:height="0.787cm" svg:x="23.709cm" svg:y="7.349cm">
          <text:p text:style-name="P20"><text:span text:style-name="T7">7</text:span>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28cm" svg:height="0.81cm" svg:x="24.933cm" svg:y="3.16cm">
          <draw:text-box>
            <text:p text:style-name="P22"><text:span text:style-name="T7">coord1</text:span></text:p>
          </draw:text-box>
        </draw:frame>
        <draw:frame draw:style-name="gr7" draw:text-style-name="P11" draw:layer="layout" svg:width="0.81cm" svg:height="0.81cm" svg:x="22.616cm" svg:y="5.654cm">
          <draw:text-box>
            <text:p text:style-name="P22"><text:span text:style-name="T7">x</text:span></text:p>
          </draw:text-box>
        </draw:frame>
        <draw:frame draw:style-name="gr7" draw:text-style-name="P11" draw:layer="layout" svg:width="0.832cm" svg:height="0.81cm" svg:x="22.668cm" svg:y="7.454cm">
          <draw:text-box>
            <text:p text:style-name="P22"><text:span text:style-name="T7">y</text:span></text:p>
          </draw:text-box>
        </draw:frame>
        <draw:line draw:style-name="gr8" draw:text-style-name="P12" draw:layer="layout" svg:x1="26.077cm" svg:y1="4.41cm" svg:x2="25.219cm" svg:y2="5.625cm">
          <text:p/>
        </draw:line>
        <draw:custom-shape draw:style-name="gr14" draw:text-style-name="P6" draw:layer="layout" svg:width="0.525cm" svg:height="0.525cm" svg:x="20.586cm" svg:y="8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1" draw:layer="layout" svg:width="1.12cm" svg:height="0.81cm" svg:x="20.261cm" svg:y="9.381cm">
          <draw:text-box>
            <text:p text:style-name="P22"><text:span text:style-name="T7">pt</text:span></text:p>
          </draw:text-box>
        </draw:frame>
        <draw:line draw:style-name="gr8" draw:text-style-name="P12" draw:layer="layout" svg:x1="21.111cm" svg:y1="8.796cm" svg:x2="22.359cm" svg:y2="7.485cm">
          <text:p/>
        </draw:line>
        <draw:frame draw:style-name="gr16" draw:text-style-name="P23" draw:layer="layout" svg:width="6.555cm" svg:height="2.589cm" svg:x="20.571cm" svg:y="10.974cm">
          <draw:text-box>
            <text:p text:style-name="P18"><text:span text:style-name="T20">Changing an attribute of the reference affects the original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Returning Objects from Methods (1)</text:span></text:p>
          </draw:text-box>
        </draw:frame>
        <draw:frame draw:style-name="gr2" draw:text-style-name="P19" draw:layer="layout" svg:width="19.805cm" svg:height="9.197cm" svg:x="0.513cm" svg:y="3.694cm">
          <draw:text-box>
            <text:p text:style-name="P18"><text:span text:style-name="T14">public static void main(String[] args) {</text:span></text:p>
            <text:p text:style-name="P18"><text:span text:style-name="T14"><text:s text:c="3"/></text:span><text:span text:style-name="T19">Point coord1 = new Point(3, 5);</text:span></text:p>
            <text:p text:style-name="P18"><text:span text:style-name="T14"><text:s text:c="3"/></text:span><text:span text:style-name="T14">Point coord2 = movePoint(coord1, 6, 2);</text:span></text:p>
            <text:p text:style-name="P18"><text:span text:style-name="T14">}</text:span></text:p>
            <text:p text:style-name="P18"><text:span text:style-name="T14"/></text:p>
            <text:p text:style-name="P18"><text:span text:style-name="T14">public static </text:span><text:span text:style-name="T21">Point</text:span><text:span text:style-name="T14"> movePoint(</text:span><text:span text:style-name="T15">point pt</text:span><text:span text:style-name="T14">, int dX, int dY) {</text:span></text:p>
            <text:p text:style-name="P18"><text:span text:style-name="T14"><text:s text:c="4"/></text:span><text:span text:style-name="T19">Point result = new Point(pt.x, pt.y);</text:span></text:p>
            <text:p text:style-name="P18"><text:span text:style-name="T19"><text:s text:c="4"/></text:span><text:span text:style-name="T19">result.x += dX;</text:span></text:p>
            <text:p text:style-name="P18"><text:span text:style-name="T19"><text:s text:c="4"/></text:span><text:span text:style-name="T19">result.y += dY;</text:span></text:p>
            <text:p text:style-name="P18"><text:span text:style-name="T19"><text:s text:c="4"/></text:span><text:span text:style-name="T19">return result;</text:span></text:p>
            <text:p text:style-name="P18"><text:span text:style-name="T14">}</text:span></text:p>
            <text:p text:style-name="P18"><text:span text:style-name="T14"><text:tab/></text:span></text:p>
            <text:p text:style-name="P18"><text:span text:style-name="T14"/></text:p>
            <text:p text:style-name="P18"><text:span text:style-name="T14"/></text:p>
          </draw:text-box>
        </draw:frame>
        <draw:custom-shape draw:style-name="gr14" draw:text-style-name="P6" draw:layer="layout" svg:width="0.525cm" svg:height="0.525cm" svg:x="26.354cm" svg:y="3.28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86cm" svg:height="2.24cm" svg:x="22.693cm" svg:y="3.8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05cm" svg:height="0.787cm" svg:x="24.009cm" svg:y="4.049cm">
          <text:p text:style-name="P7"><text:span text:style-name="T7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1" draw:layer="layout" svg:width="1.105cm" svg:height="0.787cm" svg:x="24.009cm" svg:y="5.049cm">
          <text:p text:style-name="P20"><text:span text:style-name="T7">5</text:span>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28cm" svg:height="0.81cm" svg:x="25.433cm" svg:y="2.56cm">
          <draw:text-box>
            <text:p text:style-name="P22"><text:span text:style-name="T7">coord1</text:span></text:p>
          </draw:text-box>
        </draw:frame>
        <draw:frame draw:style-name="gr7" draw:text-style-name="P11" draw:layer="layout" svg:width="0.81cm" svg:height="0.81cm" svg:x="22.916cm" svg:y="4.054cm">
          <draw:text-box>
            <text:p text:style-name="P22"><text:span text:style-name="T7">x</text:span></text:p>
          </draw:text-box>
        </draw:frame>
        <draw:frame draw:style-name="gr7" draw:text-style-name="P11" draw:layer="layout" svg:width="0.832cm" svg:height="0.81cm" svg:x="22.968cm" svg:y="5.154cm">
          <draw:text-box>
            <text:p text:style-name="P22"><text:span text:style-name="T7">y</text:span></text:p>
          </draw:text-box>
        </draw:frame>
        <draw:line draw:style-name="gr8" draw:text-style-name="P12" draw:layer="layout" svg:x1="26.577cm" svg:y1="3.81cm" svg:x2="25.553cm" svg:y2="4.744cm">
          <text:p/>
        </draw:line>
        <draw:custom-shape draw:style-name="gr14" draw:text-style-name="P6" draw:layer="layout" svg:width="0.525cm" svg:height="0.525cm" svg:x="25.862cm" svg:y="7.6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1" draw:layer="layout" svg:width="1.12cm" svg:height="0.81cm" svg:x="25.862cm" svg:y="6.818cm">
          <draw:text-box>
            <text:p text:style-name="P22"><text:span text:style-name="T7">pt</text:span></text:p>
          </draw:text-box>
        </draw:frame>
        <draw:line draw:style-name="gr8" draw:text-style-name="P12" draw:layer="layout" svg:x1="25.862cm" svg:y1="7.628cm" svg:x2="24.79cm" svg:y2="6.221cm">
          <text:p/>
        </draw:line>
        <draw:frame draw:style-name="gr16" draw:text-style-name="P23" draw:layer="layout" svg:width="8.89cm" svg:height="2.589cm" svg:x="0.739cm" svg:y="11.522cm">
          <draw:text-box>
            <text:p text:style-name="P18"><text:span text:style-name="T20">Now, the method will return a </text:span><text:span text:style-name="T14">Point</text:span><text:span text:style-name="T20"> object. Again, </text:span><text:span text:style-name="T14">pt</text:span><text:span text:style-name="T20"> is a copy of the reference to </text:span><text:span text:style-name="T14">coord1</text:span><text:span text:style-name="T20">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Returning Objects from Methods (2)</text:span></text:p>
          </draw:text-box>
        </draw:frame>
        <draw:frame draw:style-name="gr2" draw:text-style-name="P19" draw:layer="layout" svg:width="19.806cm" svg:height="9.197cm" svg:x="0.513cm" svg:y="3.694cm">
          <draw:text-box>
            <text:p text:style-name="P18"><text:span text:style-name="T14">public static void main(String[] args) {</text:span></text:p>
            <text:p text:style-name="P18"><text:span text:style-name="T14"><text:s text:c="3"/></text:span><text:span text:style-name="T19">Point coord1 = new Point(3, 5);</text:span></text:p>
            <text:p text:style-name="P18"><text:span text:style-name="T14"><text:s text:c="3"/></text:span><text:span text:style-name="T14">Point coord2 = movePoint(coord1, 6, 2);</text:span></text:p>
            <text:p text:style-name="P18"><text:span text:style-name="T14">}</text:span></text:p>
            <text:p text:style-name="P18"><text:span text:style-name="T14"/></text:p>
            <text:p text:style-name="P18"><text:span text:style-name="T14">public static Point movePoint(</text:span><text:span text:style-name="T19">point pt</text:span><text:span text:style-name="T14">, int dX, int dY) {</text:span></text:p>
            <text:p text:style-name="P18"><text:span text:style-name="T14"><text:s text:c="4"/></text:span><text:span text:style-name="T15">Point result = new Point(pt.x, pt.y);</text:span></text:p>
            <text:p text:style-name="P18"><text:span text:style-name="T19"><text:s text:c="4"/></text:span><text:span text:style-name="T19">result.x += dX;</text:span></text:p>
            <text:p text:style-name="P18"><text:span text:style-name="T19"><text:s text:c="4"/></text:span><text:span text:style-name="T19">result.y += dY;</text:span></text:p>
            <text:p text:style-name="P18"><text:span text:style-name="T19"><text:s text:c="4"/></text:span><text:span text:style-name="T19">return result;</text:span></text:p>
            <text:p text:style-name="P18"><text:span text:style-name="T14">}</text:span></text:p>
            <text:p text:style-name="P18"><text:span text:style-name="T14"><text:tab/></text:span></text:p>
            <text:p text:style-name="P18"><text:span text:style-name="T14"/></text:p>
            <text:p text:style-name="P18"><text:span text:style-name="T14"/></text:p>
          </draw:text-box>
        </draw:frame>
        <draw:custom-shape draw:style-name="gr14" draw:text-style-name="P6" draw:layer="layout" svg:width="0.525cm" svg:height="0.525cm" svg:x="26.354cm" svg:y="3.28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86cm" svg:height="2.24cm" svg:x="22.693cm" svg:y="3.8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05cm" svg:height="0.787cm" svg:x="24.009cm" svg:y="4.049cm">
          <text:p text:style-name="P7"><text:span text:style-name="T7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1" draw:layer="layout" svg:width="1.105cm" svg:height="0.787cm" svg:x="24.009cm" svg:y="5.049cm">
          <text:p text:style-name="P20"><text:span text:style-name="T7">5</text:span>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28cm" svg:height="0.81cm" svg:x="25.433cm" svg:y="2.56cm">
          <draw:text-box>
            <text:p text:style-name="P22"><text:span text:style-name="T7">coord1</text:span></text:p>
          </draw:text-box>
        </draw:frame>
        <draw:frame draw:style-name="gr7" draw:text-style-name="P11" draw:layer="layout" svg:width="0.81cm" svg:height="0.81cm" svg:x="22.916cm" svg:y="4.054cm">
          <draw:text-box>
            <text:p text:style-name="P22"><text:span text:style-name="T7">x</text:span></text:p>
          </draw:text-box>
        </draw:frame>
        <draw:frame draw:style-name="gr7" draw:text-style-name="P11" draw:layer="layout" svg:width="0.832cm" svg:height="0.81cm" svg:x="22.968cm" svg:y="5.154cm">
          <draw:text-box>
            <text:p text:style-name="P22"><text:span text:style-name="T7">y</text:span></text:p>
          </draw:text-box>
        </draw:frame>
        <draw:line draw:style-name="gr8" draw:text-style-name="P12" draw:layer="layout" svg:x1="26.577cm" svg:y1="3.81cm" svg:x2="25.553cm" svg:y2="4.744cm">
          <text:p/>
        </draw:line>
        <draw:custom-shape draw:style-name="gr14" draw:text-style-name="P6" draw:layer="layout" svg:width="0.525cm" svg:height="0.525cm" svg:x="25.862cm" svg:y="7.6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1" draw:layer="layout" svg:width="1.12cm" svg:height="0.81cm" svg:x="25.862cm" svg:y="6.818cm">
          <draw:text-box>
            <text:p text:style-name="P22"><text:span text:style-name="T7">pt</text:span></text:p>
          </draw:text-box>
        </draw:frame>
        <draw:line draw:style-name="gr8" draw:text-style-name="P12" draw:layer="layout" svg:x1="25.862cm" svg:y1="7.628cm" svg:x2="24.79cm" svg:y2="6.221cm">
          <text:p/>
        </draw:line>
        <draw:frame draw:style-name="gr16" draw:text-style-name="P23" draw:layer="layout" svg:width="8.89cm" svg:height="2.589cm" svg:x="0.739cm" svg:y="11.522cm">
          <draw:text-box>
            <text:p text:style-name="P18"><text:span text:style-name="T20">Create a new </text:span><text:span text:style-name="T14">Point</text:span><text:span text:style-name="T20"> object with the same </text:span><text:span text:style-name="T14">x</text:span><text:span text:style-name="T20"> and </text:span><text:span text:style-name="T14">y</text:span><text:span text:style-name="T20"> values as </text:span><text:span text:style-name="T14">pt</text:span><text:span text:style-name="T20">.</text:span></text:p>
          </draw:text-box>
        </draw:frame>
        <draw:custom-shape draw:style-name="gr18" draw:text-style-name="P6" draw:layer="layout" svg:width="2.86cm" svg:height="2.24cm" svg:x="22.693cm" svg:y="10.2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05cm" svg:height="0.787cm" svg:x="23.985cm" svg:y="10.485cm">
          <text:p text:style-name="P7"><text:span text:style-name="T7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1" draw:layer="layout" svg:width="1.105cm" svg:height="0.787cm" svg:x="23.985cm" svg:y="11.485cm">
          <text:p text:style-name="P20"><text:span text:style-name="T7">5</text:span></text:p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0.81cm" svg:height="0.81cm" svg:x="22.892cm" svg:y="10.49cm">
          <draw:text-box>
            <text:p text:style-name="P22"><text:span text:style-name="T7">x</text:span></text:p>
          </draw:text-box>
        </draw:frame>
        <draw:frame draw:style-name="gr7" draw:text-style-name="P11" draw:layer="layout" svg:width="0.832cm" svg:height="0.81cm" svg:x="22.944cm" svg:y="11.59cm">
          <draw:text-box>
            <text:p text:style-name="P22"><text:span text:style-name="T7">y</text:span></text:p>
          </draw:text-box>
        </draw:frame>
        <draw:line draw:style-name="gr8" draw:text-style-name="P12" draw:layer="layout" svg:x1="26.339cm" svg:y1="10.493cm" svg:x2="25.553cm" svg:y2="11.585cm">
          <text:p/>
        </draw:line>
        <draw:custom-shape draw:style-name="gr14" draw:text-style-name="P6" draw:layer="layout" svg:width="0.525cm" svg:height="0.525cm" svg:x="26.139cm" svg:y="9.968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28cm" svg:height="0.81cm" svg:x="25.218cm" svg:y="9.243cm">
          <draw:text-box>
            <text:p text:style-name="P22"><text:span text:style-name="T7">result</text:span></text:p>
          </draw:text-box>
        </draw:frame>
        <draw:line draw:style-name="gr19" draw:text-style-name="P12" draw:layer="layout" svg:x1="21.52cm" svg:y1="8.857cm" svg:x2="27.098cm" svg:y2="8.857cm">
          <text:p/>
        </draw:lin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Returning Objects from Methods (3)</text:span></text:p>
          </draw:text-box>
        </draw:frame>
        <draw:frame draw:style-name="gr2" draw:text-style-name="P19" draw:layer="layout" svg:width="19.806cm" svg:height="9.197cm" svg:x="0.513cm" svg:y="3.694cm">
          <draw:text-box>
            <text:p text:style-name="P18"><text:span text:style-name="T14">public static void main(String[] args) {</text:span></text:p>
            <text:p text:style-name="P18"><text:span text:style-name="T14"><text:s text:c="3"/></text:span><text:span text:style-name="T19">Point coord1 = new Point(3, 5);</text:span></text:p>
            <text:p text:style-name="P18"><text:span text:style-name="T14"><text:s text:c="3"/></text:span><text:span text:style-name="T14">Point coord2 = movePoint(coord1, 6, 2);</text:span></text:p>
            <text:p text:style-name="P18"><text:span text:style-name="T14">}</text:span></text:p>
            <text:p text:style-name="P18"><text:span text:style-name="T14"/></text:p>
            <text:p text:style-name="P18"><text:span text:style-name="T14">public static Point movePoint(</text:span><text:span text:style-name="T19">point pt</text:span><text:span text:style-name="T14">, int dX, int dY) {</text:span></text:p>
            <text:p text:style-name="P18"><text:span text:style-name="T14"><text:s text:c="4"/></text:span><text:span text:style-name="T19">Point result = new Point(pt.x, pt.y);</text:span></text:p>
            <text:p text:style-name="P18"><text:span text:style-name="T19"><text:s text:c="4"/></text:span><text:span text:style-name="T15">result.x += dX;</text:span></text:p>
            <text:p text:style-name="P18"><text:span text:style-name="T19"><text:s text:c="4"/></text:span><text:span text:style-name="T15">result.y += dY;</text:span></text:p>
            <text:p text:style-name="P18"><text:span text:style-name="T19"><text:s text:c="4"/></text:span><text:span text:style-name="T19">return result;</text:span></text:p>
            <text:p text:style-name="P18"><text:span text:style-name="T14">}</text:span></text:p>
            <text:p text:style-name="P18"><text:span text:style-name="T14"><text:tab/></text:span></text:p>
            <text:p text:style-name="P18"><text:span text:style-name="T14"/></text:p>
            <text:p text:style-name="P18"><text:span text:style-name="T14"/></text:p>
          </draw:text-box>
        </draw:frame>
        <draw:custom-shape draw:style-name="gr14" draw:text-style-name="P6" draw:layer="layout" svg:width="0.525cm" svg:height="0.525cm" svg:x="26.354cm" svg:y="3.28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86cm" svg:height="2.24cm" svg:x="22.693cm" svg:y="3.8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05cm" svg:height="0.787cm" svg:x="24.009cm" svg:y="4.049cm">
          <text:p text:style-name="P7"><text:span text:style-name="T7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1" draw:layer="layout" svg:width="1.105cm" svg:height="0.787cm" svg:x="24.009cm" svg:y="5.049cm">
          <text:p text:style-name="P20"><text:span text:style-name="T7">5</text:span>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28cm" svg:height="0.81cm" svg:x="25.433cm" svg:y="2.56cm">
          <draw:text-box>
            <text:p text:style-name="P22"><text:span text:style-name="T7">coord1</text:span></text:p>
          </draw:text-box>
        </draw:frame>
        <draw:frame draw:style-name="gr7" draw:text-style-name="P11" draw:layer="layout" svg:width="0.81cm" svg:height="0.81cm" svg:x="22.916cm" svg:y="4.054cm">
          <draw:text-box>
            <text:p text:style-name="P22"><text:span text:style-name="T7">x</text:span></text:p>
          </draw:text-box>
        </draw:frame>
        <draw:frame draw:style-name="gr7" draw:text-style-name="P11" draw:layer="layout" svg:width="0.832cm" svg:height="0.81cm" svg:x="22.968cm" svg:y="5.154cm">
          <draw:text-box>
            <text:p text:style-name="P22"><text:span text:style-name="T7">y</text:span></text:p>
          </draw:text-box>
        </draw:frame>
        <draw:line draw:style-name="gr8" draw:text-style-name="P12" draw:layer="layout" svg:x1="26.577cm" svg:y1="3.81cm" svg:x2="25.553cm" svg:y2="4.744cm">
          <text:p/>
        </draw:line>
        <draw:custom-shape draw:style-name="gr14" draw:text-style-name="P6" draw:layer="layout" svg:width="0.525cm" svg:height="0.525cm" svg:x="25.862cm" svg:y="7.6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1" draw:layer="layout" svg:width="1.12cm" svg:height="0.81cm" svg:x="25.862cm" svg:y="6.818cm">
          <draw:text-box>
            <text:p text:style-name="P22"><text:span text:style-name="T7">pt</text:span></text:p>
          </draw:text-box>
        </draw:frame>
        <draw:line draw:style-name="gr8" draw:text-style-name="P12" draw:layer="layout" svg:x1="25.862cm" svg:y1="7.628cm" svg:x2="24.79cm" svg:y2="6.221cm">
          <text:p/>
        </draw:line>
        <draw:frame draw:style-name="gr16" draw:text-style-name="P23" draw:layer="layout" svg:width="8.89cm" svg:height="2.589cm" svg:x="0.739cm" svg:y="11.522cm">
          <draw:text-box>
            <text:p text:style-name="P18"><text:span text:style-name="T20">Update the new <text:s/></text:span><text:span text:style-name="T14">Point</text:span><text:span text:style-name="T20"> object’s </text:span><text:span text:style-name="T14">x</text:span><text:span text:style-name="T20"> and </text:span><text:span text:style-name="T14">y</text:span><text:span text:style-name="T20"> values.</text:span></text:p>
          </draw:text-box>
        </draw:frame>
        <draw:custom-shape draw:style-name="gr18" draw:text-style-name="P6" draw:layer="layout" svg:width="2.86cm" svg:height="2.24cm" svg:x="22.693cm" svg:y="10.2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05cm" svg:height="0.787cm" svg:x="23.985cm" svg:y="10.485cm">
          <text:p text:style-name="P7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1" draw:layer="layout" svg:width="1.105cm" svg:height="0.787cm" svg:x="23.985cm" svg:y="11.485cm">
          <text:p text:style-name="P20"><text:span text:style-name="T7">7</text:span></text:p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0.81cm" svg:height="0.81cm" svg:x="22.892cm" svg:y="10.49cm">
          <draw:text-box>
            <text:p text:style-name="P22"><text:span text:style-name="T7">x</text:span></text:p>
          </draw:text-box>
        </draw:frame>
        <draw:frame draw:style-name="gr7" draw:text-style-name="P11" draw:layer="layout" svg:width="0.832cm" svg:height="0.81cm" svg:x="22.944cm" svg:y="11.59cm">
          <draw:text-box>
            <text:p text:style-name="P22"><text:span text:style-name="T7">y</text:span></text:p>
          </draw:text-box>
        </draw:frame>
        <draw:line draw:style-name="gr8" draw:text-style-name="P12" draw:layer="layout" svg:x1="26.339cm" svg:y1="10.493cm" svg:x2="25.553cm" svg:y2="11.585cm">
          <text:p/>
        </draw:line>
        <draw:custom-shape draw:style-name="gr14" draw:text-style-name="P6" draw:layer="layout" svg:width="0.525cm" svg:height="0.525cm" svg:x="26.139cm" svg:y="9.968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28cm" svg:height="0.81cm" svg:x="25.218cm" svg:y="9.243cm">
          <draw:text-box>
            <text:p text:style-name="P22"><text:span text:style-name="T7">result</text:span></text:p>
          </draw:text-box>
        </draw:frame>
        <draw:line draw:style-name="gr19" draw:text-style-name="P12" draw:layer="layout" svg:x1="21.52cm" svg:y1="8.857cm" svg:x2="27.098cm" svg:y2="8.857cm">
          <text:p/>
        </draw:lin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9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 text:style-name="P3"><text:span text:style-name="T4">Returning Objects from Methods (4)</text:span></text:p>
          </draw:text-box>
        </draw:frame>
        <draw:frame draw:style-name="gr2" draw:text-style-name="P19" draw:layer="layout" svg:width="19.806cm" svg:height="9.197cm" svg:x="0.513cm" svg:y="3.694cm">
          <draw:text-box>
            <text:p text:style-name="P18"><text:span text:style-name="T14">public static void main(String[] args) {</text:span></text:p>
            <text:p text:style-name="P18"><text:span text:style-name="T14"><text:s text:c="3"/></text:span><text:span text:style-name="T19">Point coord1 = new Point(3, 5);</text:span></text:p>
            <text:p text:style-name="P18"><text:span text:style-name="T14"><text:s text:c="3"/></text:span><text:span text:style-name="T14">Point </text:span><text:span text:style-name="T15">coord2</text:span><text:span text:style-name="T14"> = movePoint(coord1, 6, 2);</text:span></text:p>
            <text:p text:style-name="P18"><text:span text:style-name="T14">}</text:span></text:p>
            <text:p text:style-name="P18"><text:span text:style-name="T14"/></text:p>
            <text:p text:style-name="P18"><text:span text:style-name="T14">public static Point movePoint(</text:span><text:span text:style-name="T19">point pt</text:span><text:span text:style-name="T14">, int dX, int dY) {</text:span></text:p>
            <text:p text:style-name="P18"><text:span text:style-name="T14"><text:s text:c="4"/></text:span><text:span text:style-name="T19">Point result = new Point(pt.x, pt.y);</text:span></text:p>
            <text:p text:style-name="P18"><text:span text:style-name="T19"><text:s text:c="4"/></text:span><text:span text:style-name="T19">result.x += dX;</text:span></text:p>
            <text:p text:style-name="P18"><text:span text:style-name="T19"><text:s text:c="4"/></text:span><text:span text:style-name="T19">result.y += dY;</text:span></text:p>
            <text:p text:style-name="P18"><text:span text:style-name="T19"><text:s text:c="4"/></text:span><text:span text:style-name="T21">return result;</text:span></text:p>
            <text:p text:style-name="P18"><text:span text:style-name="T14">}</text:span></text:p>
            <text:p text:style-name="P18"><text:span text:style-name="T14"><text:tab/></text:span></text:p>
            <text:p text:style-name="P18"><text:span text:style-name="T14"/></text:p>
            <text:p text:style-name="P18"><text:span text:style-name="T14"/></text:p>
          </draw:text-box>
        </draw:frame>
        <draw:custom-shape draw:style-name="gr14" draw:text-style-name="P6" draw:layer="layout" svg:width="0.525cm" svg:height="0.525cm" svg:x="26.354cm" svg:y="3.28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86cm" svg:height="2.24cm" svg:x="22.693cm" svg:y="3.8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05cm" svg:height="0.787cm" svg:x="24.009cm" svg:y="4.049cm">
          <text:p text:style-name="P7"><text:span text:style-name="T7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1" draw:layer="layout" svg:width="1.105cm" svg:height="0.787cm" svg:x="24.009cm" svg:y="5.049cm">
          <text:p text:style-name="P20"><text:span text:style-name="T7">5</text:span>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28cm" svg:height="0.81cm" svg:x="25.433cm" svg:y="2.56cm">
          <draw:text-box>
            <text:p text:style-name="P22"><text:span text:style-name="T7">coord1</text:span></text:p>
          </draw:text-box>
        </draw:frame>
        <draw:frame draw:style-name="gr7" draw:text-style-name="P11" draw:layer="layout" svg:width="0.81cm" svg:height="0.81cm" svg:x="22.916cm" svg:y="4.054cm">
          <draw:text-box>
            <text:p text:style-name="P22"><text:span text:style-name="T7">x</text:span></text:p>
          </draw:text-box>
        </draw:frame>
        <draw:frame draw:style-name="gr7" draw:text-style-name="P11" draw:layer="layout" svg:width="0.832cm" svg:height="0.81cm" svg:x="22.968cm" svg:y="5.154cm">
          <draw:text-box>
            <text:p text:style-name="P22"><text:span text:style-name="T7">y</text:span></text:p>
          </draw:text-box>
        </draw:frame>
        <draw:line draw:style-name="gr8" draw:text-style-name="P12" draw:layer="layout" svg:x1="26.577cm" svg:y1="3.81cm" svg:x2="25.553cm" svg:y2="4.744cm">
          <text:p/>
        </draw:line>
        <draw:frame draw:style-name="gr20" draw:text-style-name="P23" draw:layer="layout" svg:width="8.89cm" svg:height="2.943cm" svg:x="0.739cm" svg:y="11.522cm">
          <draw:text-box>
            <text:p text:style-name="P18"><text:span text:style-name="T14">return</text:span><text:span text:style-name="T20"> the </text:span><text:span text:style-name="T14">result</text:span><text:span text:style-name="T20"> and assign the reference to </text:span><text:span text:style-name="T14">coord2</text:span><text:span text:style-name="T22">. </text:span></text:p>
            <text:p text:style-name="P18"><text:span text:style-name="T22"/></text:p>
            <text:p text:style-name="P18"><text:span text:style-name="T14">coord1</text:span><text:span text:style-name="T22"> remains unchanged.</text:span></text:p>
          </draw:text-box>
        </draw:frame>
        <draw:custom-shape draw:style-name="gr18" draw:text-style-name="P6" draw:layer="layout" svg:width="2.86cm" svg:height="2.24cm" svg:x="22.693cm" svg:y="10.2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05cm" svg:height="0.787cm" svg:x="23.985cm" svg:y="10.485cm">
          <text:p text:style-name="P7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1" draw:layer="layout" svg:width="1.105cm" svg:height="0.787cm" svg:x="23.985cm" svg:y="11.485cm">
          <text:p text:style-name="P20"><text:span text:style-name="T7">8</text:span></text:p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0.81cm" svg:height="0.81cm" svg:x="22.892cm" svg:y="10.49cm">
          <draw:text-box>
            <text:p text:style-name="P22"><text:span text:style-name="T7">x</text:span></text:p>
          </draw:text-box>
        </draw:frame>
        <draw:frame draw:style-name="gr7" draw:text-style-name="P11" draw:layer="layout" svg:width="0.832cm" svg:height="0.81cm" svg:x="22.944cm" svg:y="11.59cm">
          <draw:text-box>
            <text:p text:style-name="P22"><text:span text:style-name="T7">y</text:span></text:p>
          </draw:text-box>
        </draw:frame>
        <draw:custom-shape draw:style-name="gr14" draw:text-style-name="P6" draw:layer="layout" svg:width="0.525cm" svg:height="0.525cm" svg:x="26.211cm" svg:y="7.537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28cm" svg:height="0.81cm" svg:x="25.29cm" svg:y="6.812cm">
          <draw:text-box>
            <text:p text:style-name="P22"><text:span text:style-name="T7">coord2</text:span></text:p>
          </draw:text-box>
        </draw:frame>
        <draw:line draw:style-name="gr8" draw:text-style-name="P12" draw:layer="layout" svg:x1="26.467cm" svg:y1="8.062cm" svg:x2="24.17cm" svg:y2="10.298cm">
          <text:p/>
        </draw:lin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UML Diagrams</text:span></text:p>
          </draw:text-box>
        </draw:frame>
        <draw:custom-shape draw:style-name="gr21" draw:text-style-name="P25" draw:layer="layout" svg:width="23.699cm" svg:height="9.696cm" svg:x="2.569cm" svg:y="3.157cm">
          <text:p/>
          <draw:enhanced-geometry svg:viewBox="0 0 21600 21600" draw:type="rectangle" draw:enhanced-path="M 0 0 L 21600 0 21600 21600 0 21600 0 0 Z N"/>
        </draw:custom-shape>
        <draw:frame draw:style-name="gr22" draw:text-style-name="P26" draw:layer="layout" svg:width="4.826cm" svg:height="1.127cm" svg:x="11.176cm" svg:y="3.275cm">
          <draw:text-box>
            <text:p><text:span text:style-name="T23">Rectangle</text:span></text:p>
          </draw:text-box>
        </draw:frame>
        <draw:line draw:style-name="gr23" draw:text-style-name="P27" draw:layer="layout" svg:x1="2.569cm" svg:y1="8.086cm" svg:x2="26.268cm" svg:y2="8.086cm">
          <text:p/>
        </draw:line>
        <draw:frame draw:style-name="gr24" draw:text-style-name="P28" draw:layer="layout" svg:width="15.748cm" svg:height="3.451cm" svg:x="2.897cm" svg:y="4.562cm">
          <draw:text-box>
            <text:p><text:span text:style-name="T24">+ x: int</text:span></text:p>
            <text:p><text:span text:style-name="T24">+ y: int</text:span></text:p>
            <text:p><text:span text:style-name="T24">+ width: int</text:span></text:p>
            <text:p><text:span text:style-name="T24">+ height: int</text:span></text:p>
          </draw:text-box>
        </draw:frame>
        <draw:frame draw:style-name="gr25" draw:text-style-name="P28" draw:layer="layout" svg:width="22.774cm" svg:height="4.251cm" svg:x="2.802cm" svg:y="8.372cm">
          <draw:text-box>
            <text:p><text:span text:style-name="T24">+ Rectangle(x: int, y: int, width: int, height: int)</text:span></text:p>
            <text:p><text:span text:style-name="T24">+ toString(): String</text:span></text:p>
            <text:p><text:span text:style-name="T24">+ grow(h: int, v: int): void</text:span></text:p>
            <text:p><text:span text:style-name="T24">+ translate(dx: int, dy: int): void</text:span></text:p>
          </draw:text-box>
        </draw:frame>
        <draw:custom-shape draw:style-name="gr26" draw:text-style-name="P30" draw:layer="layout" svg:width="3.528cm" svg:height="1.407cm" svg:x="18.068cm" svg:y="2.884cm">
          <text:p text:style-name="P29"><text:span text:style-name="T20">Class name</text:span></text:p>
          <draw:enhanced-geometry svg:viewBox="0 0 21600 21600" draw:glue-points="10800 0 0 10800 10800 21600 21600 10800 ?f40 ?f41" draw:text-areas="0 0 21600 21600" draw:type="rectangular-callout" draw:modifiers="-13716.5202606971 128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23" draw:text-style-name="P27" draw:layer="layout" svg:x1="2.57cm" svg:y1="4.486cm" svg:x2="26.269cm" svg:y2="4.486cm">
          <text:p/>
        </draw:lin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27" draw:text-style-name="P31" draw:layer="layout" svg:width="15.748cm" svg:height="3.451cm" svg:x="2.897cm" svg:y="4.567cm">
          <draw:text-box>
            <text:p><text:span text:style-name="T24">+ x: int</text:span></text:p>
            <text:p><text:span text:style-name="T24">+ y: int</text:span></text:p>
            <text:p><text:span text:style-name="T24">+ width: int</text:span></text:p>
            <text:p><text:span text:style-name="T24">+ height: int</text:span></text:p>
          </draw:text-box>
        </draw:frame>
        <draw:frame presentation:style-name="pr4" draw:text-style-name="P1" draw:layer="layout" svg:width="25.199cm" svg:height="2.629cm" svg:x="1.4cm" svg:y="0.628cm" presentation:class="title">
          <draw:text-box>
            <text:p><text:span text:style-name="T1">UML Diagrams</text:span></text:p>
          </draw:text-box>
        </draw:frame>
        <draw:custom-shape draw:style-name="gr28" draw:text-style-name="P32" draw:layer="layout" svg:width="23.699cm" svg:height="9.696cm" svg:x="2.569cm" svg:y="3.162cm">
          <text:p/>
          <draw:enhanced-geometry svg:viewBox="0 0 21600 21600" draw:type="rectangle" draw:enhanced-path="M 0 0 L 21600 0 21600 21600 0 21600 0 0 Z N"/>
        </draw:custom-shape>
        <draw:frame draw:style-name="gr22" draw:text-style-name="P26" draw:layer="layout" svg:width="4.826cm" svg:height="1.127cm" svg:x="11.176cm" svg:y="3.28cm">
          <draw:text-box>
            <text:p><text:span text:style-name="T23">Rectangle</text:span></text:p>
          </draw:text-box>
        </draw:frame>
        <draw:line draw:style-name="gr23" draw:text-style-name="P27" draw:layer="layout" svg:x1="2.569cm" svg:y1="8.091cm" svg:x2="26.268cm" svg:y2="8.091cm">
          <text:p/>
        </draw:line>
        <draw:frame draw:style-name="gr25" draw:text-style-name="P28" draw:layer="layout" svg:width="22.774cm" svg:height="4.251cm" svg:x="2.802cm" svg:y="8.377cm">
          <draw:text-box>
            <text:p><text:span text:style-name="T24">+ Rectangle(x: int, y: int, width: int, height: int)</text:span></text:p>
            <text:p><text:span text:style-name="T24">+ toString(): String</text:span></text:p>
            <text:p><text:span text:style-name="T24">+ grow(h: int, v: int): void</text:span></text:p>
            <text:p><text:span text:style-name="T24">+ translate(dx: int, dy: int): void</text:span></text:p>
          </draw:text-box>
        </draw:frame>
        <draw:line draw:style-name="gr23" draw:text-style-name="P27" draw:layer="layout" svg:x1="2.57cm" svg:y1="4.491cm" svg:x2="26.269cm" svg:y2="4.491cm">
          <text:p/>
        </draw:line>
        <draw:custom-shape draw:style-name="gr29" draw:text-style-name="P30" draw:layer="layout" svg:width="7.198cm" svg:height="2.551cm" svg:x="10.155cm" svg:y="4.791cm">
          <text:p text:style-name="P29"><text:span text:style-name="T20">Class attributes</text:span></text:p>
          <text:p text:style-name="P29"><text:span text:style-name="T14">+</text:span><text:span text:style-name="T20"> means </text:span><text:span text:style-name="T14">public</text:span></text:p>
          <text:p text:style-name="P29"><text:span text:style-name="T14">-</text:span><text:span text:style-name="T20"> means private</text:span></text:p>
          <text:p text:style-name="P29"><text:span text:style-name="T25">data type follows name</text:span></text:p>
          <draw:enhanced-geometry svg:viewBox="0 0 21600 21600" draw:glue-points="10800 0 0 10800 10800 21600 21600 10800 ?f40 ?f41" draw:text-areas="0 0 21600 21600" draw:type="rectangular-callout" draw:modifiers="-6723.93387970551 9090.282131661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7" draw:text-style-name="P31" draw:layer="layout" svg:width="15.748cm" svg:height="3.451cm" svg:x="2.897cm" svg:y="4.567cm">
          <draw:text-box>
            <text:p><text:span text:style-name="T24">+ x: int</text:span></text:p>
            <text:p><text:span text:style-name="T24">+ y: int</text:span></text:p>
            <text:p><text:span text:style-name="T24">+ width: int</text:span></text:p>
            <text:p><text:span text:style-name="T24">+ height: int</text:span></text:p>
          </draw:text-box>
        </draw:frame>
        <draw:frame presentation:style-name="pr4" draw:text-style-name="P1" draw:layer="layout" svg:width="25.199cm" svg:height="2.629cm" svg:x="1.4cm" svg:y="0.628cm" presentation:class="title">
          <draw:text-box>
            <text:p><text:span text:style-name="T1">UML Diagrams</text:span></text:p>
          </draw:text-box>
        </draw:frame>
        <draw:custom-shape draw:style-name="gr28" draw:text-style-name="P32" draw:layer="layout" svg:width="23.699cm" svg:height="9.696cm" svg:x="2.569cm" svg:y="3.162cm">
          <text:p/>
          <draw:enhanced-geometry svg:viewBox="0 0 21600 21600" draw:type="rectangle" draw:enhanced-path="M 0 0 L 21600 0 21600 21600 0 21600 0 0 Z N"/>
        </draw:custom-shape>
        <draw:frame draw:style-name="gr22" draw:text-style-name="P26" draw:layer="layout" svg:width="4.826cm" svg:height="1.127cm" svg:x="11.176cm" svg:y="3.28cm">
          <draw:text-box>
            <text:p><text:span text:style-name="T23">Rectangle</text:span></text:p>
          </draw:text-box>
        </draw:frame>
        <draw:line draw:style-name="gr23" draw:text-style-name="P27" draw:layer="layout" svg:x1="2.569cm" svg:y1="8.091cm" svg:x2="26.268cm" svg:y2="8.091cm">
          <text:p/>
        </draw:line>
        <draw:frame draw:style-name="gr25" draw:text-style-name="P28" draw:layer="layout" svg:width="22.774cm" svg:height="4.251cm" svg:x="2.802cm" svg:y="8.377cm">
          <draw:text-box>
            <text:p><text:span text:style-name="T24">+ Rectangle(x: int, y: int, width: int, height: int)</text:span></text:p>
            <text:p><text:span text:style-name="T24">+ toString(): String</text:span></text:p>
            <text:p><text:span text:style-name="T24">+ grow(h: int, v: int): void</text:span></text:p>
            <text:p><text:span text:style-name="T24">+ translate(dx: int, dy: int): void</text:span></text:p>
          </draw:text-box>
        </draw:frame>
        <draw:line draw:style-name="gr23" draw:text-style-name="P27" draw:layer="layout" svg:x1="2.57cm" svg:y1="4.491cm" svg:x2="26.269cm" svg:y2="4.491cm">
          <text:p/>
        </draw:line>
        <draw:custom-shape draw:style-name="gr30" draw:text-style-name="P30" draw:layer="layout" svg:width="7.198cm" svg:height="1.335cm" svg:x="18.783cm" svg:y="9.821cm">
          <text:p text:style-name="P29"><text:span text:style-name="T20">Class methods</text:span></text:p>
          <draw:enhanced-geometry svg:viewBox="0 0 21600 21600" draw:glue-points="10800 0 0 10800 10800 21600 21600 10800 ?f40 ?f41" draw:text-areas="0 0 21600 21600" draw:type="rectangular-callout" draw:modifiers="-8152.13224058897 4640.119760479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Variable Scope</text:span></text:p>
          </draw:text-box>
        </draw:frame>
        <draw:frame draw:style-name="gr31" draw:text-style-name="P34" draw:layer="layout" svg:width="16.885cm" svg:height="7.451cm" svg:x="2.145cm" svg:y="3.576cm">
          <draw:text-box>
            <text:p text:style-name="P33"><text:span text:style-name="T6">public class Point {</text:span></text:p>
            <text:p text:style-name="P33"><text:span text:style-name="T6"><text:s text:c="4"/></text:span><text:span text:style-name="T6">public int </text:span><text:span text:style-name="T26">x</text:span><text:span text:style-name="T6">;</text:span></text:p>
            <text:p text:style-name="P33"><text:span text:style-name="T6"><text:s text:c="4"/></text:span><text:span text:style-name="T6">public int </text:span><text:span text:style-name="T26">y</text:span><text:span text:style-name="T6">;</text:span></text:p>
            <text:p text:style-name="P33"><text:span text:style-name="T6"/></text:p>
            <text:p text:style-name="P33"><text:span text:style-name="T6"><text:s text:c="4"/></text:span><text:span text:style-name="T6">public void translate(int dx, int dy) {</text:span></text:p>
            <text:p text:style-name="P33"><text:span text:style-name="T6"><text:s text:c="8"/></text:span><text:span text:style-name="T6">int oldv = this.x;</text:span></text:p>
            <text:p text:style-name="P33"><text:span text:style-name="T6"><text:s text:c="8"/></text:span><text:span text:style-name="T6">int newv = oldv + dx;</text:span></text:p>
            <text:p text:style-name="P33"><text:span text:style-name="T6"><text:s text:c="8"/></text:span><text:span text:style-name="T6">if (dx &lt; 0) {</text:span></text:p>
            <text:p text:style-name="P33"><text:span text:style-name="T6">...</text:span></text:p>
            <text:p text:style-name="P33"><text:span text:style-name="T6"/></text:p>
          </draw:text-box>
        </draw:frame>
        <draw:custom-shape draw:style-name="gr29" draw:text-style-name="P36" draw:layer="layout" svg:width="7.198cm" svg:height="2.551cm" svg:x="11.49cm" svg:y="3.837cm">
          <text:p text:style-name="P35"><text:span text:style-name="T17">Class attributes are </text:span><text:span text:style-name="T18">global</text:span><text:span text:style-name="T17">.</text:span></text:p>
          <text:p text:style-name="P35"><text:span text:style-name="T17">They are available to all</text:span></text:p>
          <text:p text:style-name="P35"><text:span text:style-name="T17">methods in the class.</text:span></text:p>
          <draw:enhanced-geometry svg:viewBox="0 0 21600 21600" draw:glue-points="10800 0 0 10800 10800 21600 21600 10800 ?f40 ?f41" draw:text-areas="0 0 21600 21600" draw:type="rectangular-callout" draw:modifiers="-6723.93387970551 9090.282131661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Variable Scope</text:span></text:p>
          </draw:text-box>
        </draw:frame>
        <draw:frame draw:style-name="gr31" draw:text-style-name="P34" draw:layer="layout" svg:width="16.885cm" svg:height="7.451cm" svg:x="2.145cm" svg:y="3.576cm">
          <draw:text-box>
            <text:p text:style-name="P33"><text:span text:style-name="T27">public class Point {</text:span></text:p>
            <text:p text:style-name="P33"><text:span text:style-name="T27"><text:s text:c="4"/></text:span><text:span text:style-name="T27">public int x;</text:span></text:p>
            <text:p text:style-name="P33"><text:span text:style-name="T27"><text:s text:c="4"/></text:span><text:span text:style-name="T27">public int y;</text:span></text:p>
            <text:p text:style-name="P33"><text:span text:style-name="T27"/></text:p>
            <text:p text:style-name="P33"><text:span text:style-name="T27"><text:s text:c="4"/></text:span><text:span text:style-name="T27">public void translate(int </text:span><text:span text:style-name="T26">dx</text:span><text:span text:style-name="T27">, int </text:span><text:span text:style-name="T26">dy</text:span><text:span text:style-name="T27">) {</text:span></text:p>
            <text:p text:style-name="P33"><text:span text:style-name="T27"><text:s text:c="8"/></text:span><text:span text:style-name="T27">int oldv = this.x;</text:span></text:p>
            <text:p text:style-name="P33"><text:span text:style-name="T27"><text:s text:c="8"/></text:span><text:span text:style-name="T27">int newv = oldv + dx;</text:span></text:p>
            <text:p text:style-name="P33"><text:span text:style-name="T27"><text:s text:c="8"/></text:span><text:span text:style-name="T27">if (dx &lt; 0) {</text:span></text:p>
            <text:p text:style-name="P33"><text:span text:style-name="T27">...</text:span></text:p>
            <text:p text:style-name="P33"><text:span text:style-name="T6"/></text:p>
          </draw:text-box>
        </draw:frame>
        <draw:custom-shape draw:style-name="gr29" draw:text-style-name="P36" draw:layer="layout" svg:width="7.198cm" svg:height="2.551cm" svg:x="17.402cm" svg:y="3.257cm">
          <text:p text:style-name="P37"><text:span text:style-name="T17">Parameters are </text:span><text:span text:style-name="T18">local</text:span><text:span text:style-name="T17">.</text:span></text:p>
          <text:p text:style-name="P37"><text:span text:style-name="T17">They go away when the</text:span></text:p>
          <text:p text:style-name="P37"><text:span text:style-name="T17">method returns.</text:span></text:p>
          <draw:enhanced-geometry svg:viewBox="0 0 21600 21600" draw:glue-points="10800 0 0 10800 10800 21600 21600 10800 ?f40 ?f41" draw:text-areas="0 0 21600 21600" draw:type="rectangular-callout" draw:modifiers="-7801.0834838172 25501.88087774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Variable Scope</text:span></text:p>
          </draw:text-box>
        </draw:frame>
        <draw:frame draw:style-name="gr31" draw:text-style-name="P39" draw:layer="layout" svg:width="16.885cm" svg:height="7.451cm" svg:x="2.145cm" svg:y="3.576cm">
          <draw:text-box>
            <text:p text:style-name="P38"><text:span text:style-name="T27">public class Point {</text:span></text:p>
            <text:p text:style-name="P38"><text:span text:style-name="T27"><text:s text:c="4"/></text:span><text:span text:style-name="T27">public int x;</text:span></text:p>
            <text:p text:style-name="P38"><text:span text:style-name="T27"><text:s text:c="4"/></text:span><text:span text:style-name="T27">public int y;</text:span></text:p>
            <text:p text:style-name="P38"><text:span text:style-name="T27"/></text:p>
            <text:p text:style-name="P38"><text:span text:style-name="T27"><text:s text:c="4"/></text:span><text:span text:style-name="T27">public void translate(int dx, int dy) {</text:span></text:p>
            <text:p text:style-name="P38"><text:span text:style-name="T27"><text:s text:c="8"/></text:span><text:span text:style-name="T27">int </text:span><text:span text:style-name="T26">oldv</text:span><text:span text:style-name="T27"> = this.x;</text:span></text:p>
            <text:p text:style-name="P38"><text:span text:style-name="T27"><text:s text:c="8"/></text:span><text:span text:style-name="T27">int </text:span><text:span text:style-name="T26">newv</text:span><text:span text:style-name="T27"> = oldv + dx;</text:span></text:p>
            <text:p text:style-name="P38"><text:span text:style-name="T27"><text:s text:c="8"/></text:span><text:span text:style-name="T27">if (dx &lt; 0) {</text:span></text:p>
            <text:p text:style-name="P38"><text:span text:style-name="T27">...</text:span></text:p>
            <text:p text:style-name="P38"><text:span text:style-name="T6"/></text:p>
          </draw:text-box>
        </draw:frame>
        <draw:custom-shape draw:style-name="gr29" draw:text-style-name="P36" draw:layer="layout" svg:width="7.198cm" svg:height="2.551cm" svg:x="9.799cm" svg:y="3.385cm">
          <text:p text:style-name="P37"><text:span text:style-name="T17">Variables defined in a</text:span></text:p>
          <text:p text:style-name="P37"><text:span text:style-name="T17">method are </text:span><text:span text:style-name="T18">local</text:span><text:span text:style-name="T17"> to that</text:span></text:p>
          <text:p text:style-name="P37"><text:span text:style-name="T17">method.</text:span></text:p>
          <draw:enhanced-geometry svg:viewBox="0 0 21600 21600" draw:glue-points="10800 0 0 10800 10800 21600 21600 10800 ?f40 ?f41" draw:text-areas="0 0 21600 21600" draw:type="rectangular-callout" draw:modifiers="-2652.36838449785 37529.15360501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Variable Scope</text:span></text:p>
          </draw:text-box>
        </draw:frame>
        <draw:frame draw:style-name="gr31" draw:text-style-name="P34" draw:layer="layout" svg:width="16.885cm" svg:height="7.451cm" svg:x="2.145cm" svg:y="3.576cm">
          <draw:text-box>
            <text:p text:style-name="P33"><text:span text:style-name="T27">public class Point {</text:span></text:p>
            <text:p text:style-name="P33"><text:span text:style-name="T27"><text:s text:c="4"/></text:span><text:span text:style-name="T27">public int x;</text:span></text:p>
            <text:p text:style-name="P33"><text:span text:style-name="T27"><text:s text:c="4"/></text:span><text:span text:style-name="T27">public int y;</text:span></text:p>
            <text:p text:style-name="P33"><text:span text:style-name="T27"/></text:p>
            <text:p text:style-name="P33"><text:span text:style-name="T27"><text:s text:c="4"/></text:span><text:span text:style-name="T27">public void translate(int dx, int dy) {</text:span></text:p>
            <text:p text:style-name="P33"><text:span text:style-name="T27"><text:s text:c="8"/></text:span><text:span text:style-name="T27">int oldv = </text:span><text:span text:style-name="T26">this</text:span><text:span text:style-name="T27">.x;</text:span></text:p>
            <text:p text:style-name="P33"><text:span text:style-name="T27"><text:s text:c="8"/></text:span><text:span text:style-name="T27">int newv = oldv + dx;</text:span></text:p>
            <text:p text:style-name="P33"><text:span text:style-name="T27"><text:s text:c="8"/></text:span><text:span text:style-name="T27">if (dx &lt; 0) {</text:span></text:p>
            <text:p text:style-name="P33"><text:span text:style-name="T27">...</text:span></text:p>
            <text:p text:style-name="P33"><text:span text:style-name="T6"/></text:p>
          </draw:text-box>
        </draw:frame>
        <draw:custom-shape draw:style-name="gr32" draw:text-style-name="P36" draw:layer="layout" svg:width="9.854cm" svg:height="2.157cm" svg:x="12.862cm" svg:y="3.576cm">
          <text:p text:style-name="P37"><text:span text:style-name="T17">The </text:span><text:span text:style-name="T28">this</text:span><text:span text:style-name="T17"> keyword explicitly allows</text:span></text:p>
          <text:p text:style-name="P37"><text:span text:style-name="T17">you to access an object’s attributes.</text:span></text:p>
          <draw:enhanced-geometry svg:viewBox="0 0 21600 21600" draw:glue-points="10800 0 0 10800 10800 21600 21600 10800 ?f40 ?f41" draw:text-areas="0 0 21600 21600" draw:type="rectangular-callout" draw:modifiers="-3478.35616438356 35552.91936978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Garbage Collection (1)</text:span></text:p>
          </draw:text-box>
        </draw:frame>
        <draw:frame draw:style-name="gr2" draw:text-style-name="P19" draw:layer="layout" svg:width="19.806cm" svg:height="7.28cm" svg:x="0.513cm" svg:y="3.695cm">
          <draw:text-box>
            <text:p text:style-name="P18"><text:span text:style-name="T14">public static void main(String[] args) {</text:span></text:p>
            <text:p text:style-name="P18"><text:span text:style-name="T14"><text:s text:c="3"/></text:span><text:span text:style-name="T19">Point </text:span><text:span text:style-name="T15">coord1 = new Point(3, 5);</text:span></text:p>
            <text:p text:style-name="P18"><text:span text:style-name="T14"><text:s text:c="3"/></text:span><text:span text:style-name="T14">coord1 = movePoint(coord1, 6, 2);</text:span></text:p>
            <text:p text:style-name="P18"><text:span text:style-name="T14">}</text:span></text:p>
            <text:p text:style-name="P18"><text:span text:style-name="T14"/></text:p>
            <text:p text:style-name="P18"><text:span text:style-name="T14">public static Point movePoint(</text:span><text:span text:style-name="T19">point pt</text:span><text:span text:style-name="T14">, int dX, int dY) {</text:span></text:p>
            <text:p text:style-name="P18"><text:span text:style-name="T14"><text:s text:c="4"/></text:span><text:span text:style-name="T19">Point result = new Point(pt.x, pt.y);</text:span></text:p>
            <text:p text:style-name="P18"><text:span text:style-name="T19"><text:s text:c="4"/></text:span><text:span text:style-name="T19">result.x += dX;</text:span></text:p>
            <text:p text:style-name="P18"><text:span text:style-name="T19"><text:s text:c="4"/></text:span><text:span text:style-name="T19">result.y += dY;</text:span></text:p>
            <text:p text:style-name="P18"><text:span text:style-name="T19"><text:s text:c="4"/></text:span><text:span text:style-name="T29">return result;</text:span></text:p>
            <text:p text:style-name="P18"><text:span text:style-name="T14">}</text:span></text:p>
          </draw:text-box>
        </draw:frame>
        <draw:custom-shape draw:style-name="gr14" draw:text-style-name="P6" draw:layer="layout" svg:width="0.525cm" svg:height="0.525cm" svg:x="26.345cm" svg:y="3.29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86cm" svg:height="2.24cm" svg:x="22.684cm" svg:y="3.8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05cm" svg:height="0.787cm" svg:x="24cm" svg:y="4.058cm">
          <text:p text:style-name="P7"><text:span text:style-name="T7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1" draw:layer="layout" svg:width="1.105cm" svg:height="0.787cm" svg:x="24cm" svg:y="5.058cm">
          <text:p text:style-name="P20"><text:span text:style-name="T7">5</text:span>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28cm" svg:height="0.81cm" svg:x="25.424cm" svg:y="2.569cm">
          <draw:text-box>
            <text:p text:style-name="P22"><text:span text:style-name="T7">coord1</text:span></text:p>
          </draw:text-box>
        </draw:frame>
        <draw:frame draw:style-name="gr7" draw:text-style-name="P11" draw:layer="layout" svg:width="0.81cm" svg:height="0.81cm" svg:x="22.907cm" svg:y="4.063cm">
          <draw:text-box>
            <text:p text:style-name="P22"><text:span text:style-name="T7">x</text:span></text:p>
          </draw:text-box>
        </draw:frame>
        <draw:frame draw:style-name="gr7" draw:text-style-name="P11" draw:layer="layout" svg:width="0.832cm" svg:height="0.81cm" svg:x="22.959cm" svg:y="5.163cm">
          <draw:text-box>
            <text:p text:style-name="P22"><text:span text:style-name="T7">y</text:span></text:p>
          </draw:text-box>
        </draw:frame>
        <draw:line draw:style-name="gr8" draw:text-style-name="P12" draw:layer="layout" svg:x1="26.568cm" svg:y1="3.819cm" svg:x2="25.544cm" svg:y2="4.753cm">
          <text:p/>
        </draw:line>
        <draw:frame draw:style-name="gr20" draw:text-style-name="P23" draw:layer="layout" svg:width="8.89cm" svg:height="2.943cm" svg:x="18.116cm" svg:y="11.475cm">
          <draw:text-box>
            <text:p text:style-name="P18"><text:span text:style-name="T20">Before calling </text:span><text:span text:style-name="T14">movePoint</text:span><text:span text:style-name="T20">, </text:span><text:span text:style-name="T14">coord1</text:span><text:span text:style-name="T20"> refers to this object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Garbage Collection (2)</text:span></text:p>
          </draw:text-box>
        </draw:frame>
        <draw:frame draw:style-name="gr2" draw:text-style-name="P19" draw:layer="layout" svg:width="19.806cm" svg:height="7.28cm" svg:x="0.513cm" svg:y="3.695cm">
          <draw:text-box>
            <text:p text:style-name="P18"><text:span text:style-name="T14">public static void main(String[] args) {</text:span></text:p>
            <text:p text:style-name="P18"><text:span text:style-name="T14"><text:s text:c="3"/></text:span><text:span text:style-name="T19">Point </text:span><text:span text:style-name="T29">coord1 = new Point(3, 5);</text:span></text:p>
            <text:p text:style-name="P18"><text:span text:style-name="T14"><text:s text:c="3"/></text:span><text:span text:style-name="T15">coord1</text:span><text:span text:style-name="T14"> = movePoint(coord1, 6, 2);</text:span></text:p>
            <text:p text:style-name="P18"><text:span text:style-name="T14">}</text:span></text:p>
            <text:p text:style-name="P18"><text:span text:style-name="T14"/></text:p>
            <text:p text:style-name="P18"><text:span text:style-name="T14">public static Point movePoint(</text:span><text:span text:style-name="T19">point pt</text:span><text:span text:style-name="T14">, int dX, int dY) {</text:span></text:p>
            <text:p text:style-name="P18"><text:span text:style-name="T14"><text:s text:c="4"/></text:span><text:span text:style-name="T19">Point result = </text:span><text:span text:style-name="T21">new Point</text:span><text:span text:style-name="T19">(pt.x, pt.y);</text:span></text:p>
            <text:p text:style-name="P18"><text:span text:style-name="T19"><text:s text:c="4"/></text:span><text:span text:style-name="T19">result.x += dX;</text:span></text:p>
            <text:p text:style-name="P18"><text:span text:style-name="T19"><text:s text:c="4"/></text:span><text:span text:style-name="T19">result.y += dY;</text:span></text:p>
            <text:p text:style-name="P18"><text:span text:style-name="T19"><text:s text:c="4"/></text:span><text:span text:style-name="T29">return result;</text:span></text:p>
            <text:p text:style-name="P18"><text:span text:style-name="T14">}</text:span></text:p>
          </draw:text-box>
        </draw:frame>
        <draw:custom-shape draw:style-name="gr14" draw:text-style-name="P6" draw:layer="layout" svg:width="0.525cm" svg:height="0.525cm" svg:x="26.345cm" svg:y="3.29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2.86cm" svg:height="2.24cm" svg:x="22.684cm" svg:y="3.87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105cm" svg:height="0.787cm" svg:x="24cm" svg:y="4.058cm">
          <text:p text:style-name="P40"><text:span text:style-name="T30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43" draw:layer="layout" svg:width="1.105cm" svg:height="0.787cm" svg:x="24cm" svg:y="5.058cm">
          <text:p text:style-name="P42"><text:span text:style-name="T30">5</text:span>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28cm" svg:height="0.81cm" svg:x="25.424cm" svg:y="2.569cm">
          <draw:text-box>
            <text:p text:style-name="P22"><text:span text:style-name="T7">coord1</text:span></text:p>
          </draw:text-box>
        </draw:frame>
        <draw:frame draw:style-name="gr7" draw:text-style-name="P45" draw:layer="layout" svg:width="0.81cm" svg:height="0.81cm" svg:x="22.907cm" svg:y="4.063cm">
          <draw:text-box>
            <text:p text:style-name="P44"><text:span text:style-name="T30">x</text:span></text:p>
          </draw:text-box>
        </draw:frame>
        <draw:frame draw:style-name="gr7" draw:text-style-name="P45" draw:layer="layout" svg:width="0.832cm" svg:height="0.81cm" svg:x="22.959cm" svg:y="5.163cm">
          <draw:text-box>
            <text:p text:style-name="P44"><text:span text:style-name="T30">y</text:span></text:p>
          </draw:text-box>
        </draw:frame>
        <draw:line draw:style-name="gr8" draw:text-style-name="P12" draw:layer="layout" svg:x1="26.625cm" svg:y1="3.819cm" svg:x2="25.544cm" svg:y2="8.28cm">
          <text:p/>
        </draw:line>
        <draw:frame draw:style-name="gr20" draw:text-style-name="P23" draw:layer="layout" svg:width="8.89cm" svg:height="2.943cm" svg:x="18.116cm" svg:y="11.475cm">
          <draw:text-box>
            <text:p text:style-name="P18"><text:span text:style-name="T20">After calling </text:span><text:span text:style-name="T14">movePoint</text:span><text:span text:style-name="T20">, </text:span><text:span text:style-name="T14">coord1</text:span><text:span text:style-name="T20"> refers to the new object returned from the method.</text:span></text:p>
          </draw:text-box>
        </draw:frame>
        <draw:custom-shape draw:style-name="gr18" draw:text-style-name="P6" draw:layer="layout" svg:width="2.86cm" svg:height="2.24cm" svg:x="22.684cm" svg:y="7.0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05cm" svg:height="0.787cm" svg:x="24cm" svg:y="7.258cm">
          <text:p text:style-name="P7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1" draw:layer="layout" svg:width="1.105cm" svg:height="0.787cm" svg:x="24cm" svg:y="8.258cm">
          <text:p text:style-name="P20"><text:span text:style-name="T7">7</text:span></text:p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0.81cm" svg:height="0.81cm" svg:x="22.907cm" svg:y="7.263cm">
          <draw:text-box>
            <text:p text:style-name="P22"><text:span text:style-name="T7">x</text:span></text:p>
          </draw:text-box>
        </draw:frame>
        <draw:frame draw:style-name="gr7" draw:text-style-name="P11" draw:layer="layout" svg:width="0.832cm" svg:height="0.81cm" svg:x="22.959cm" svg:y="8.363cm">
          <draw:text-box>
            <text:p text:style-name="P22"><text:span text:style-name="T7">y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Garbage Collection (3)</text:span></text:p>
          </draw:text-box>
        </draw:frame>
        <draw:frame draw:style-name="gr2" draw:text-style-name="P19" draw:layer="layout" svg:width="19.806cm" svg:height="7.28cm" svg:x="0.513cm" svg:y="3.695cm">
          <draw:text-box>
            <text:p text:style-name="P18"><text:span text:style-name="T14">public static void main(String[] args) {</text:span></text:p>
            <text:p text:style-name="P18"><text:span text:style-name="T14"><text:s text:c="3"/></text:span><text:span text:style-name="T19">Point </text:span><text:span text:style-name="T29">coord1 = new Point(3, 5);</text:span></text:p>
            <text:p text:style-name="P18"><text:span text:style-name="T14"><text:s text:c="3"/></text:span><text:span text:style-name="T29">coord1</text:span><text:span text:style-name="T14"> = movePoint(coord1, 6, 2);</text:span></text:p>
            <text:p text:style-name="P18"><text:span text:style-name="T14">}</text:span></text:p>
            <text:p text:style-name="P18"><text:span text:style-name="T14"/></text:p>
            <text:p text:style-name="P18"><text:span text:style-name="T14">public static Point movePoint(</text:span><text:span text:style-name="T19">point pt</text:span><text:span text:style-name="T14">, int dX, int dY) {</text:span></text:p>
            <text:p text:style-name="P18"><text:span text:style-name="T29"><text:s text:c="4"/></text:span><text:span text:style-name="T29">Point result = new Point(pt.x, pt.y);</text:span></text:p>
            <text:p text:style-name="P18"><text:span text:style-name="T19"><text:s text:c="4"/></text:span><text:span text:style-name="T19">result.x += dX;</text:span></text:p>
            <text:p text:style-name="P18"><text:span text:style-name="T19"><text:s text:c="4"/></text:span><text:span text:style-name="T19">result.y += dY;</text:span></text:p>
            <text:p text:style-name="P18"><text:span text:style-name="T19"><text:s text:c="4"/></text:span><text:span text:style-name="T29">return result;</text:span></text:p>
            <text:p text:style-name="P18"><text:span text:style-name="T14">}</text:span></text:p>
          </draw:text-box>
        </draw:frame>
        <draw:custom-shape draw:style-name="gr14" draw:text-style-name="P6" draw:layer="layout" svg:width="0.525cm" svg:height="0.525cm" svg:x="26.345cm" svg:y="3.294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2.86cm" svg:height="2.24cm" svg:x="22.684cm" svg:y="3.87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41" draw:layer="layout" svg:width="1.105cm" svg:height="0.787cm" svg:x="24cm" svg:y="4.058cm">
          <text:p text:style-name="P40"><text:span text:style-name="T30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43" draw:layer="layout" svg:width="1.105cm" svg:height="0.787cm" svg:x="24cm" svg:y="5.058cm">
          <text:p text:style-name="P42"><text:span text:style-name="T30">5</text:span></text:p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28cm" svg:height="0.81cm" svg:x="25.424cm" svg:y="2.569cm">
          <draw:text-box>
            <text:p text:style-name="P22"><text:span text:style-name="T7">coord1</text:span></text:p>
          </draw:text-box>
        </draw:frame>
        <draw:frame draw:style-name="gr7" draw:text-style-name="P45" draw:layer="layout" svg:width="0.81cm" svg:height="0.81cm" svg:x="22.907cm" svg:y="4.063cm">
          <draw:text-box>
            <text:p text:style-name="P44"><text:span text:style-name="T30">x</text:span></text:p>
          </draw:text-box>
        </draw:frame>
        <draw:frame draw:style-name="gr7" draw:text-style-name="P45" draw:layer="layout" svg:width="0.832cm" svg:height="0.81cm" svg:x="22.959cm" svg:y="5.163cm">
          <draw:text-box>
            <text:p text:style-name="P44"><text:span text:style-name="T30">y</text:span></text:p>
          </draw:text-box>
        </draw:frame>
        <draw:line draw:style-name="gr8" draw:text-style-name="P12" draw:layer="layout" svg:x1="26.625cm" svg:y1="3.819cm" svg:x2="25.544cm" svg:y2="8.28cm">
          <text:p/>
        </draw:line>
        <draw:custom-shape draw:style-name="gr18" draw:text-style-name="P6" draw:layer="layout" svg:width="2.86cm" svg:height="2.24cm" svg:x="22.684cm" svg:y="7.0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05cm" svg:height="0.787cm" svg:x="24cm" svg:y="7.258cm">
          <text:p text:style-name="P7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1" draw:layer="layout" svg:width="1.105cm" svg:height="0.787cm" svg:x="24cm" svg:y="8.258cm">
          <text:p text:style-name="P20"><text:span text:style-name="T7">7</text:span></text:p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0.81cm" svg:height="0.81cm" svg:x="22.907cm" svg:y="7.263cm">
          <draw:text-box>
            <text:p text:style-name="P22"><text:span text:style-name="T7">x</text:span></text:p>
          </draw:text-box>
        </draw:frame>
        <draw:frame draw:style-name="gr7" draw:text-style-name="P11" draw:layer="layout" svg:width="0.832cm" svg:height="0.81cm" svg:x="22.959cm" svg:y="8.363cm">
          <draw:text-box>
            <text:p text:style-name="P22"><text:span text:style-name="T7">y</text:span></text:p>
          </draw:text-box>
        </draw:frame>
        <draw:custom-shape draw:style-name="gr35" draw:text-style-name="P36" draw:layer="layout" svg:width="5.841cm" svg:height="2.551cm" svg:x="13.801cm" svg:y="2.932cm">
          <text:p text:style-name="P35"><text:span text:style-name="T17">Nobody refers to this</text:span></text:p>
          <text:p text:style-name="P35"><text:span text:style-name="T17">memory any more.</text:span></text:p>
          <draw:enhanced-geometry svg:viewBox="0 0 21600 21600" draw:glue-points="10800 0 0 10800 10800 21600 21600 10800 ?f40 ?f41" draw:text-areas="0 0 21600 21600" draw:type="rectangular-callout" draw:modifiers="31468.2642930503 18569.90595611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Garbage Collection (4)</text:span></text:p>
          </draw:text-box>
        </draw:frame>
        <draw:frame draw:style-name="gr2" draw:text-style-name="P19" draw:layer="layout" svg:width="19.806cm" svg:height="7.28cm" svg:x="0.513cm" svg:y="3.695cm">
          <draw:text-box>
            <text:p text:style-name="P18"><text:span text:style-name="T14">public static void main(String[] args) {</text:span></text:p>
            <text:p text:style-name="P18"><text:span text:style-name="T14"><text:s text:c="3"/></text:span><text:span text:style-name="T19">Point </text:span><text:span text:style-name="T29">coord1 = new Point(3, 5);</text:span></text:p>
            <text:p text:style-name="P18"><text:span text:style-name="T14"><text:s text:c="3"/></text:span><text:span text:style-name="T29">coord1</text:span><text:span text:style-name="T14"> = movePoint(coord1, 6, 2);</text:span></text:p>
            <text:p text:style-name="P18"><text:span text:style-name="T14">}</text:span></text:p>
            <text:p text:style-name="P18"><text:span text:style-name="T14"/></text:p>
            <text:p text:style-name="P18"><text:span text:style-name="T14">public static Point movePoint(</text:span><text:span text:style-name="T19">point pt</text:span><text:span text:style-name="T14">, int dX, int dY) {</text:span></text:p>
            <text:p text:style-name="P18"><text:span text:style-name="T29"><text:s text:c="4"/></text:span><text:span text:style-name="T29">Point result = new Point(pt.x, pt.y);</text:span></text:p>
            <text:p text:style-name="P18"><text:span text:style-name="T19"><text:s text:c="4"/></text:span><text:span text:style-name="T19">result.x += dX;</text:span></text:p>
            <text:p text:style-name="P18"><text:span text:style-name="T19"><text:s text:c="4"/></text:span><text:span text:style-name="T19">result.y += dY;</text:span></text:p>
            <text:p text:style-name="P18"><text:span text:style-name="T19"><text:s text:c="4"/></text:span><text:span text:style-name="T29">return result;</text:span></text:p>
            <text:p text:style-name="P18"><text:span text:style-name="T14">}</text:span></text:p>
          </draw:text-box>
        </draw:frame>
        <draw:custom-shape draw:style-name="gr14" draw:text-style-name="P6" draw:layer="layout" svg:width="0.525cm" svg:height="0.525cm" svg:x="26.345cm" svg:y="3.294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2.28cm" svg:height="0.81cm" svg:x="25.424cm" svg:y="2.569cm">
          <draw:text-box>
            <text:p text:style-name="P22"><text:span text:style-name="T7">coord1</text:span></text:p>
          </draw:text-box>
        </draw:frame>
        <draw:line draw:style-name="gr8" draw:text-style-name="P12" draw:layer="layout" svg:x1="26.625cm" svg:y1="3.819cm" svg:x2="25.544cm" svg:y2="8.28cm">
          <text:p/>
        </draw:line>
        <draw:custom-shape draw:style-name="gr18" draw:text-style-name="P6" draw:layer="layout" svg:width="2.86cm" svg:height="2.24cm" svg:x="22.684cm" svg:y="7.07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105cm" svg:height="0.787cm" svg:x="24cm" svg:y="7.258cm">
          <text:p text:style-name="P7"><text:span text:style-name="T7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1" draw:layer="layout" svg:width="1.105cm" svg:height="0.787cm" svg:x="24cm" svg:y="8.258cm">
          <text:p text:style-name="P20"><text:span text:style-name="T7">7</text:span></text:p>
          <draw:enhanced-geometry svg:viewBox="0 0 21600 21600" draw:type="rectangle" draw:enhanced-path="M 0 0 L 21600 0 21600 21600 0 21600 0 0 Z N"/>
        </draw:custom-shape>
        <draw:frame draw:style-name="gr7" draw:text-style-name="P11" draw:layer="layout" svg:width="0.81cm" svg:height="0.81cm" svg:x="22.907cm" svg:y="7.263cm">
          <draw:text-box>
            <text:p text:style-name="P22"><text:span text:style-name="T7">x</text:span></text:p>
          </draw:text-box>
        </draw:frame>
        <draw:frame draw:style-name="gr7" draw:text-style-name="P11" draw:layer="layout" svg:width="0.832cm" svg:height="0.81cm" svg:x="22.959cm" svg:y="8.363cm">
          <draw:text-box>
            <text:p text:style-name="P22"><text:span text:style-name="T7">y</text:span></text:p>
          </draw:text-box>
        </draw:frame>
        <draw:frame draw:style-name="gr20" draw:text-style-name="P23" draw:layer="layout" svg:width="8.89cm" svg:height="2.943cm" svg:x="18.116cm" svg:y="11.476cm">
          <draw:text-box>
            <text:p text:style-name="P18"><text:span text:style-name="T20">A process called the </text:span><text:span text:style-name="T18">garbage collector</text:span><text:span text:style-name="T31"> will eventually reclaim the unused memory.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1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3">
        <office:forms form:automatic-focus="false" form:apply-design-mode="false"/>
        <draw:frame presentation:style-name="pr4" draw:text-style-name="P46" draw:layer="layout" svg:width="25.199cm" svg:height="2.629cm" svg:x="1.4cm" svg:y="0.628cm" presentation:class="title">
          <draw:text-box>
            <text:p text:style-name="P33"><text:span text:style-name="T32">String</text:span></text:p>
          </draw:text-box>
        </draw:frame>
        <draw:frame draw:style-name="gr36" draw:text-style-name="P34" draw:layer="layout" svg:width="17.972cm" svg:height="5.291cm" svg:x="3.313cm" svg:y="2.885cm">
          <draw:text-box>
            <text:p xml:id="id19" text:id="id19"><text:span text:style-name="T6">String text = "";</text:span></text:p>
            <text:p xml:id="id20" text:id="id20"><text:span text:style-name="T6">for (int i = 0; i &lt; 10; i++) {</text:span></text:p>
            <text:p xml:id="id21" text:id="id21"><text:span text:style-name="T6"><text:s text:c="4"/></text:span><text:span text:style-name="T6">String line = in.nextLine();</text:span></text:p>
            <text:p xml:id="id22" text:id="id22"><text:span text:style-name="T6"><text:s text:c="4"/></text:span><text:span text:style-name="T6">text = text + line + '\n';</text:span></text:p>
            <text:p xml:id="id23" text:id="id23"><text:span text:style-name="T6">}</text:span></text:p>
            <text:p xml:id="id24" text:id="id24"><text:span text:style-name="T6">System.out.print("You entered:\n" + text);</text:span></text:p>
            <text:p><text:span text:style-name="T6"/></text:p>
          </draw:text-box>
        </draw:frame>
        <draw:custom-shape draw:style-name="gr37" draw:text-style-name="P36" xml:id="id25" draw:id="id25" draw:layer="layout" svg:width="5.841cm" svg:height="1.621cm" svg:x="20.404cm" svg:y="4.53cm">
          <text:p text:style-name="P35"><text:span text:style-name="T17">Memory needs to be</text:span></text:p>
          <text:p text:style-name="P35"><text:span text:style-name="T17">allocated here</text:span></text:p>
          <draw:enhanced-geometry svg:viewBox="0 0 21600 21600" draw:glue-points="10800 0 0 10800 10800 21600 21600 10800 ?f40 ?f41" draw:text-areas="0 0 21600 21600" draw:type="rectangular-callout" draw:modifiers="-16915.4399178364 4767.447595561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36" xml:id="id26" draw:id="id26" draw:layer="layout" svg:width="7.483cm" svg:height="2.551cm" svg:x="15.066cm" svg:y="6.555cm">
          <text:p text:style-name="P35"><text:span text:style-name="T17">Each addition</text:span></text:p>
          <text:p text:style-name="P35"><text:span text:style-name="T17">causes a new </text:span><text:span text:style-name="T16">String</text:span><text:span text:style-name="T17"> </text:span></text:p>
          <text:p text:style-name="P35"><text:span text:style-name="T17">to be created.</text:span></text:p>
          <draw:enhanced-geometry svg:viewBox="0 0 21600 21600" draw:glue-points="10800 0 0 10800 10800 21600 21600 10800 ?f40 ?f41" draw:text-areas="0 0 21600 21600" draw:type="rectangular-callout" draw:modifiers="-13209.9412079102 -5230.72100313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9" draw:text-style-name="P23" xml:id="id27" draw:id="id27" draw:layer="layout" svg:width="14.04cm" svg:height="1.589cm" svg:x="5.983cm" svg:y="9.783cm">
          <draw:text-box>
            <text:p text:style-name="P18"><text:span text:style-name="T20">All the intermediate </text:span><text:span text:style-name="T14">String</text:span><text:span text:style-name="T20"> objects will eventually be garbage collected, but it would be nice to avoid them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2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3">
        <office:forms form:automatic-focus="false" form:apply-design-mode="false"/>
        <draw:frame presentation:style-name="pr4" draw:text-style-name="P46" draw:layer="layout" svg:width="25.199cm" svg:height="2.629cm" svg:x="1.4cm" svg:y="0.628cm" presentation:class="title">
          <draw:text-box>
            <text:p text:style-name="P33"><text:span text:style-name="T32">StringBuilder</text:span></text:p>
          </draw:text-box>
        </draw:frame>
        <draw:frame draw:style-name="gr36" draw:text-style-name="P34" draw:layer="layout" svg:width="17.972cm" svg:height="6.011cm" svg:x="3.313cm" svg:y="2.885cm">
          <draw:text-box>
            <text:p xml:id="id28" text:id="id28"><text:span text:style-name="T6">StringBuilder text = new StringBuilder();</text:span></text:p>
            <text:p xml:id="id29" text:id="id29"><text:span text:style-name="T6">for (int i = 0; i &lt; 10; i++) {</text:span></text:p>
            <text:p xml:id="id30" text:id="id30"><text:span text:style-name="T6"><text:s text:c="4"/></text:span><text:span text:style-name="T6">String line = in.nextLine();</text:span></text:p>
            <text:p xml:id="id31" text:id="id31"><text:span text:style-name="T6"><text:s text:c="4"/></text:span><text:span text:style-name="T6">text.append(line);</text:span></text:p>
            <text:p xml:id="id32" text:id="id32"><text:span text:style-name="T6"><text:s text:c="4"/></text:span><text:span text:style-name="T6">text.append('\n');</text:span></text:p>
            <text:p xml:id="id33" text:id="id33"><text:span text:style-name="T6">}</text:span></text:p>
            <text:p><text:span text:style-name="T6">System.out.print("You entered:\n" + text);</text:span></text:p>
            <text:p><text:span text:style-name="T6"/></text:p>
          </draw:text-box>
        </draw:frame>
        <draw:custom-shape draw:style-name="gr40" draw:text-style-name="P36" xml:id="id34" draw:id="id34" draw:layer="layout" svg:width="7.483cm" svg:height="3.052cm" svg:x="19.571cm" svg:y="5.434cm">
          <text:p text:style-name="P35"><text:span text:style-name="T17">Text is appended directly</text:span></text:p>
          <text:p text:style-name="P35"><text:span text:style-name="T17"><text:s/></text:span><text:span text:style-name="T17">to the current</text:span></text:p>
          <text:p text:style-name="P35"><text:span text:style-name="T16">StringBuilder</text:span><text:span text:style-name="T17"> object; no</text:span></text:p>
          <text:p text:style-name="P35"><text:span text:style-name="T17">new objects are created.</text:span></text:p>
          <draw:enhanced-geometry svg:viewBox="0 0 21600 21600" draw:glue-points="10800 0 0 10800 10800 21600 21600 10800 ?f40 ?f41" draw:text-areas="0 0 21600 21600" draw:type="rectangular-callout" draw:modifiers="-20638.9096739711 3212.053717654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3">
        <office:forms form:automatic-focus="false" form:apply-design-mode="false"/>
        <draw:frame presentation:style-name="pr4" draw:text-style-name="P46" draw:layer="layout" svg:width="25.199cm" svg:height="2.629cm" svg:x="1.4cm" svg:y="0.628cm" presentation:class="title">
          <draw:text-box>
            <text:p text:style-name="P33"><text:span text:style-name="T33">Other </text:span><text:span text:style-name="T32">StringBuilder</text:span><text:span text:style-name="T33"> Methods</text:span></text:p>
          </draw:text-box>
        </draw:frame>
        <draw:frame draw:style-name="standard" draw:layer="layout" svg:width="23.668cm" svg:height="7.998cm" svg:x="2.166cm" svg:y="3.54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3">deleteCharAt(int index)</text:p>
              </table:table-cell>
              <table:table-cell table:style-name="ce2">
                <text:p>Deletes the character at the given index (0 is first character).</text:p>
              </table:table-cell>
            </table:table-row>
            <table:table-row table:style-name="ro1">
              <table:table-cell table:style-name="ce1">
                <text:p text:style-name="P33">delete(int start, int end)</text:p>
              </table:table-cell>
              <table:table-cell table:style-name="ce2">
                <text:p>Deletes characters from index <text:span text:style-name="T6">start</text:span> to <text:span text:style-name="T6">end - 1</text:span></text:p>
              </table:table-cell>
            </table:table-row>
            <table:table-row table:style-name="ro1">
              <table:table-cell table:style-name="ce1">
                <text:p text:style-name="P33">insert(int offset, String str)</text:p>
              </table:table-cell>
              <table:table-cell table:style-name="ce2">
                <text:p>Inserts the given string at position <text:span text:style-name="T6">offset</text:span>.</text:p>
              </table:table-cell>
            </table:table-row>
            <table:table-row table:style-name="ro2">
              <table:table-cell table:style-name="ce1">
                <text:p text:style-name="P33">substring(int start, int end)</text:p>
              </table:table-cell>
              <table:table-cell table:style-name="ce2">
                <text:p><text:span text:style-name="T34">Returns a </text:span><text:span text:style-name="T35">String</text:span><text:span text:style-name="T34"> consisting of characters </text:span><text:span text:style-name="T6">start</text:span> to <text:span text:style-name="T6">end - 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2" svg:font-family="'Liberation San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3T08:50:10.088897754</meta:creation-date>
    <dc:date>2021-10-09T16:45:29.448247433</dc:date>
    <meta:editing-duration>P3DT20H47M56S</meta:editing-duration>
    <meta:editing-cycles>881</meta:editing-cycles>
    <meta:generator>LibreOffice/7.1.6.2$Linux_X86_64 LibreOffice_project/0e133318fcee89abacd6a7d077e292f1145735c3</meta:generator>
    <meta:document-statistic meta:object-count="306"/>
  </office:meta>
</office:document-meta>
</file>